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P2" style:family="paragraph" style:parent-style-name="Standard">
      <style:paragraph-properties fo:line-height="100%" fo:break-before="page"/>
      <style:text-properties officeooo:paragraph-rsid="0106457c"/>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40a4" style:font-style-asian="normal" style:font-weight-asian="normal" style:font-style-complex="normal" style:font-weight-complex="normal"/>
    </style:style>
    <style:style style:name="T3" style:family="text">
      <style:text-properties fo:font-style="normal" fo:font-weight="normal" officeooo:rsid="0029bab5" style:font-style-asian="normal" style:font-weight-asian="normal" style:font-style-complex="normal" style:font-weight-complex="normal"/>
    </style:style>
    <style:style style:name="T4" style:family="text">
      <style:text-properties fo:font-style="normal" fo:font-weight="normal" officeooo:rsid="002a59d7" style:font-style-asian="normal" style:font-weight-asian="normal" style:font-style-complex="normal" style:font-weight-complex="normal"/>
    </style:style>
    <style:style style:name="T5" style:family="text">
      <style:text-properties fo:font-style="normal" fo:font-weight="normal" officeooo:rsid="002ba6b7" style:font-style-asian="normal" style:font-weight-asian="normal" style:font-style-complex="normal" style:font-weight-complex="normal"/>
    </style:style>
    <style:style style:name="T6" style:family="text">
      <style:text-properties fo:font-style="normal" fo:font-weight="normal" officeooo:rsid="002c4c42" style:font-style-asian="normal" style:font-weight-asian="normal" style:font-style-complex="normal" style:font-weight-complex="normal"/>
    </style:style>
    <style:style style:name="T7" style:family="text">
      <style:text-properties fo:font-style="normal" fo:font-weight="normal" officeooo:rsid="002f59ad" style:font-style-asian="normal" style:font-weight-asian="normal" style:font-style-complex="normal" style:font-weight-complex="normal"/>
    </style:style>
    <style:style style:name="T8" style:family="text">
      <style:text-properties fo:font-style="normal" fo:font-weight="normal" officeooo:rsid="00317113" style:font-style-asian="normal" style:font-weight-asian="normal" style:font-style-complex="normal" style:font-weight-complex="normal"/>
    </style:style>
    <style:style style:name="T9" style:family="text">
      <style:text-properties fo:font-style="normal" fo:font-weight="normal" officeooo:rsid="0033ba24" style:font-style-asian="normal" style:font-weight-asian="normal" style:font-style-complex="normal" style:font-weight-complex="normal"/>
    </style:style>
    <style:style style:name="T10" style:family="text">
      <style:text-properties fo:font-style="normal" fo:font-weight="normal" officeooo:rsid="0034df0f" style:font-style-asian="normal" style:font-weight-asian="normal" style:font-style-complex="normal" style:font-weight-complex="normal"/>
    </style:style>
    <style:style style:name="T11" style:family="text">
      <style:text-properties fo:font-style="normal" fo:font-weight="normal" officeooo:rsid="0035229a" style:font-style-asian="normal" style:font-weight-asian="normal" style:font-style-complex="normal" style:font-weight-complex="normal"/>
    </style:style>
    <style:style style:name="T12" style:family="text">
      <style:text-properties fo:font-style="normal" fo:font-weight="normal" officeooo:rsid="0036d1f5" style:font-style-asian="normal" style:font-weight-asian="normal" style:font-style-complex="normal" style:font-weight-complex="normal"/>
    </style:style>
    <style:style style:name="T13" style:family="text">
      <style:text-properties fo:font-style="normal" fo:font-weight="normal" officeooo:rsid="003782b4" style:font-style-asian="normal" style:font-weight-asian="normal" style:font-style-complex="normal" style:font-weight-complex="normal"/>
    </style:style>
    <style:style style:name="T14" style:family="text">
      <style:text-properties fo:font-style="normal" fo:font-weight="normal" officeooo:rsid="00397e80" style:font-style-asian="normal" style:font-weight-asian="normal" style:font-style-complex="normal" style:font-weight-complex="normal"/>
    </style:style>
    <style:style style:name="T15" style:family="text">
      <style:text-properties fo:font-style="normal" fo:font-weight="normal" officeooo:rsid="003ae75d" style:font-style-asian="normal" style:font-weight-asian="normal" style:font-style-complex="normal" style:font-weight-complex="normal"/>
    </style:style>
    <style:style style:name="T16" style:family="text">
      <style:text-properties fo:font-style="normal" fo:font-weight="normal" officeooo:rsid="003bd5ea" style:font-style-asian="normal" style:font-weight-asian="normal" style:font-style-complex="normal" style:font-weight-complex="normal"/>
    </style:style>
    <style:style style:name="T17" style:family="text">
      <style:text-properties fo:font-style="normal" fo:font-weight="normal" officeooo:rsid="003e5339" style:font-style-asian="normal" style:font-weight-asian="normal" style:font-style-complex="normal" style:font-weight-complex="normal"/>
    </style:style>
    <style:style style:name="T18" style:family="text">
      <style:text-properties fo:font-style="normal" fo:font-weight="normal" officeooo:rsid="004235dc" style:font-style-asian="normal" style:font-weight-asian="normal" style:font-style-complex="normal" style:font-weight-complex="normal"/>
    </style:style>
    <style:style style:name="T19" style:family="text">
      <style:text-properties fo:font-style="normal" fo:font-weight="normal" officeooo:rsid="0043f7f0" style:font-style-asian="normal" style:font-weight-asian="normal" style:font-style-complex="normal" style:font-weight-complex="normal"/>
    </style:style>
    <style:style style:name="T20" style:family="text">
      <style:text-properties fo:font-style="normal" fo:font-weight="normal" officeooo:rsid="004487af" style:font-style-asian="normal" style:font-weight-asian="normal" style:font-style-complex="normal" style:font-weight-complex="normal"/>
    </style:style>
    <style:style style:name="T21" style:family="text">
      <style:text-properties fo:font-style="normal" fo:font-weight="normal" officeooo:rsid="0046334a" style:font-style-asian="normal" style:font-weight-asian="normal" style:font-style-complex="normal" style:font-weight-complex="normal"/>
    </style:style>
    <style:style style:name="T22" style:family="text">
      <style:text-properties fo:font-style="normal" fo:font-weight="normal" officeooo:rsid="00463ae9" style:font-style-asian="normal" style:font-weight-asian="normal" style:font-style-complex="normal" style:font-weight-complex="normal"/>
    </style:style>
    <style:style style:name="T23" style:family="text">
      <style:text-properties fo:font-style="normal" fo:font-weight="normal" officeooo:rsid="0047e92f" style:font-style-asian="normal" style:font-weight-asian="normal" style:font-style-complex="normal" style:font-weight-complex="normal"/>
    </style:style>
    <style:style style:name="T24" style:family="text">
      <style:text-properties fo:font-style="normal" fo:font-weight="normal" officeooo:rsid="004985bf" style:font-style-asian="normal" style:font-weight-asian="normal" style:font-style-complex="normal" style:font-weight-complex="normal"/>
    </style:style>
    <style:style style:name="T25" style:family="text">
      <style:text-properties fo:font-style="normal" fo:font-weight="normal" officeooo:rsid="004abe0e" style:font-style-asian="normal" style:font-weight-asian="normal" style:font-style-complex="normal" style:font-weight-complex="normal"/>
    </style:style>
    <style:style style:name="T26" style:family="text">
      <style:text-properties fo:font-style="normal" fo:font-weight="normal" officeooo:rsid="004e0edb" style:font-style-asian="normal" style:font-weight-asian="normal" style:font-style-complex="normal" style:font-weight-complex="normal"/>
    </style:style>
    <style:style style:name="T27" style:family="text">
      <style:text-properties fo:font-style="normal" fo:font-weight="normal" officeooo:rsid="004f471b" style:font-style-asian="normal" style:font-weight-asian="normal" style:font-style-complex="normal" style:font-weight-complex="normal"/>
    </style:style>
    <style:style style:name="T28" style:family="text">
      <style:text-properties fo:font-style="normal" fo:font-weight="normal" officeooo:rsid="0050368a" style:font-style-asian="normal" style:font-weight-asian="normal" style:font-style-complex="normal" style:font-weight-complex="normal"/>
    </style:style>
    <style:style style:name="T29" style:family="text">
      <style:text-properties fo:font-style="normal" fo:font-weight="normal" officeooo:rsid="0050e888" style:font-style-asian="normal" style:font-weight-asian="normal" style:font-style-complex="normal" style:font-weight-complex="normal"/>
    </style:style>
    <style:style style:name="T30" style:family="text">
      <style:text-properties fo:font-style="normal" fo:font-weight="normal" officeooo:rsid="00521879" style:font-style-asian="normal" style:font-weight-asian="normal" style:font-style-complex="normal" style:font-weight-complex="normal"/>
    </style:style>
    <style:style style:name="T31" style:family="text">
      <style:text-properties fo:font-style="normal" fo:font-weight="normal" officeooo:rsid="005327b7" style:font-style-asian="normal" style:font-weight-asian="normal" style:font-style-complex="normal" style:font-weight-complex="normal"/>
    </style:style>
    <style:style style:name="T32" style:family="text">
      <style:text-properties fo:font-style="normal" fo:font-weight="normal" officeooo:rsid="0056acc3" style:font-style-asian="normal" style:font-weight-asian="normal" style:font-style-complex="normal" style:font-weight-complex="normal"/>
    </style:style>
    <style:style style:name="T33" style:family="text">
      <style:text-properties fo:font-style="normal" fo:font-weight="normal" officeooo:rsid="00576d89" style:font-style-asian="normal" style:font-weight-asian="normal" style:font-style-complex="normal" style:font-weight-complex="normal"/>
    </style:style>
    <style:style style:name="T34" style:family="text">
      <style:text-properties fo:font-style="normal" fo:font-weight="normal" officeooo:rsid="00590278" style:font-style-asian="normal" style:font-weight-asian="normal" style:font-style-complex="normal" style:font-weight-complex="normal"/>
    </style:style>
    <style:style style:name="T35" style:family="text">
      <style:text-properties fo:font-style="normal" fo:font-weight="normal" officeooo:rsid="00594f8a" style:font-style-asian="normal" style:font-weight-asian="normal" style:font-style-complex="normal" style:font-weight-complex="normal"/>
    </style:style>
    <style:style style:name="T36" style:family="text">
      <style:text-properties fo:font-style="normal" fo:font-weight="normal" officeooo:rsid="005a70c9" style:font-style-asian="normal" style:font-weight-asian="normal" style:font-style-complex="normal" style:font-weight-complex="normal"/>
    </style:style>
    <style:style style:name="T37" style:family="text">
      <style:text-properties fo:font-style="normal" fo:font-weight="normal" officeooo:rsid="005dc1db" style:font-style-asian="normal" style:font-weight-asian="normal" style:font-style-complex="normal" style:font-weight-complex="normal"/>
    </style:style>
    <style:style style:name="T38" style:family="text">
      <style:text-properties fo:font-style="normal" fo:font-weight="normal" officeooo:rsid="005e1597" style:font-style-asian="normal" style:font-weight-asian="normal" style:font-style-complex="normal" style:font-weight-complex="normal"/>
    </style:style>
    <style:style style:name="T39" style:family="text">
      <style:text-properties fo:font-style="normal" fo:font-weight="normal" officeooo:rsid="005ebbbc" style:font-style-asian="normal" style:font-weight-asian="normal" style:font-style-complex="normal" style:font-weight-complex="normal"/>
    </style:style>
    <style:style style:name="T40" style:family="text">
      <style:text-properties fo:font-style="normal" fo:font-weight="normal" officeooo:rsid="006133dc" style:font-style-asian="normal" style:font-weight-asian="normal" style:font-style-complex="normal" style:font-weight-complex="normal"/>
    </style:style>
    <style:style style:name="T41" style:family="text">
      <style:text-properties fo:font-style="normal" fo:font-weight="normal" officeooo:rsid="0062b0f8" style:font-style-asian="normal" style:font-weight-asian="normal" style:font-style-complex="normal" style:font-weight-complex="normal"/>
    </style:style>
    <style:style style:name="T42" style:family="text">
      <style:text-properties fo:font-style="normal" fo:font-weight="normal" officeooo:rsid="0063f908" style:font-style-asian="normal" style:font-weight-asian="normal" style:font-style-complex="normal" style:font-weight-complex="normal"/>
    </style:style>
    <style:style style:name="T43" style:family="text">
      <style:text-properties fo:font-style="normal" fo:font-weight="normal" officeooo:rsid="0065f06a" style:font-style-asian="normal" style:font-weight-asian="normal" style:font-style-complex="normal" style:font-weight-complex="normal"/>
    </style:style>
    <style:style style:name="T44" style:family="text">
      <style:text-properties fo:font-style="normal" fo:font-weight="normal" officeooo:rsid="0067c096" style:font-style-asian="normal" style:font-weight-asian="normal" style:font-style-complex="normal" style:font-weight-complex="normal"/>
    </style:style>
    <style:style style:name="T45" style:family="text">
      <style:text-properties fo:font-style="normal" fo:font-weight="normal" officeooo:rsid="0068370f" style:font-style-asian="normal" style:font-weight-asian="normal" style:font-style-complex="normal" style:font-weight-complex="normal"/>
    </style:style>
    <style:style style:name="T46" style:family="text">
      <style:text-properties fo:font-style="normal" fo:font-weight="normal" officeooo:rsid="006a3c98" style:font-style-asian="normal" style:font-weight-asian="normal" style:font-style-complex="normal" style:font-weight-complex="normal"/>
    </style:style>
    <style:style style:name="T47" style:family="text">
      <style:text-properties fo:font-style="normal" fo:font-weight="normal" officeooo:rsid="006a97a1" style:font-style-asian="normal" style:font-weight-asian="normal" style:font-style-complex="normal" style:font-weight-complex="normal"/>
    </style:style>
    <style:style style:name="T48" style:family="text">
      <style:text-properties fo:font-style="normal" fo:font-weight="normal" officeooo:rsid="006ac2e2" style:font-style-asian="normal" style:font-weight-asian="normal" style:font-style-complex="normal" style:font-weight-complex="normal"/>
    </style:style>
    <style:style style:name="T49" style:family="text">
      <style:text-properties fo:font-style="normal" fo:font-weight="normal" officeooo:rsid="006c00e5" style:font-style-asian="normal" style:font-weight-asian="normal" style:font-style-complex="normal" style:font-weight-complex="normal"/>
    </style:style>
    <style:style style:name="T50" style:family="text">
      <style:text-properties fo:font-style="normal" fo:font-weight="normal" officeooo:rsid="006df8ba" style:font-style-asian="normal" style:font-weight-asian="normal" style:font-style-complex="normal" style:font-weight-complex="normal"/>
    </style:style>
    <style:style style:name="T51" style:family="text">
      <style:text-properties fo:font-style="normal" fo:font-weight="normal" officeooo:rsid="006e3e58" style:font-style-asian="normal" style:font-weight-asian="normal" style:font-style-complex="normal" style:font-weight-complex="normal"/>
    </style:style>
    <style:style style:name="T52" style:family="text">
      <style:text-properties fo:font-style="normal" fo:font-weight="normal" officeooo:rsid="0070e005" style:font-style-asian="normal" style:font-weight-asian="normal" style:font-style-complex="normal" style:font-weight-complex="normal"/>
    </style:style>
    <style:style style:name="T53" style:family="text">
      <style:text-properties fo:font-style="normal" fo:font-weight="normal" officeooo:rsid="007124dc" style:font-style-asian="normal" style:font-weight-asian="normal" style:font-style-complex="normal" style:font-weight-complex="normal"/>
    </style:style>
    <style:style style:name="T54" style:family="text">
      <style:text-properties fo:font-style="normal" fo:font-weight="normal" officeooo:rsid="0071b798" style:font-style-asian="normal" style:font-weight-asian="normal" style:font-style-complex="normal" style:font-weight-complex="normal"/>
    </style:style>
    <style:style style:name="T55" style:family="text">
      <style:text-properties fo:font-style="normal" fo:font-weight="normal" officeooo:rsid="0072877a" style:font-style-asian="normal" style:font-weight-asian="normal" style:font-style-complex="normal" style:font-weight-complex="normal"/>
    </style:style>
    <style:style style:name="T56" style:family="text">
      <style:text-properties fo:font-style="normal" fo:font-weight="normal" officeooo:rsid="00734d60" style:font-style-asian="normal" style:font-weight-asian="normal" style:font-style-complex="normal" style:font-weight-complex="normal"/>
    </style:style>
    <style:style style:name="T57" style:family="text">
      <style:text-properties fo:font-style="normal" fo:font-weight="normal" officeooo:rsid="0074781b" style:font-style-asian="normal" style:font-weight-asian="normal" style:font-style-complex="normal" style:font-weight-complex="normal"/>
    </style:style>
    <style:style style:name="T58" style:family="text">
      <style:text-properties fo:font-style="normal" fo:font-weight="normal" officeooo:rsid="0075ad92" style:font-style-asian="normal" style:font-weight-asian="normal" style:font-style-complex="normal" style:font-weight-complex="normal"/>
    </style:style>
    <style:style style:name="T59" style:family="text">
      <style:text-properties fo:font-style="normal" fo:font-weight="normal" officeooo:rsid="0077a9f4" style:font-style-asian="normal" style:font-weight-asian="normal" style:font-style-complex="normal" style:font-weight-complex="normal"/>
    </style:style>
    <style:style style:name="T60" style:family="text">
      <style:text-properties fo:font-style="normal" fo:font-weight="normal" officeooo:rsid="0077ebf4" style:font-style-asian="normal" style:font-weight-asian="normal" style:font-style-complex="normal" style:font-weight-complex="normal"/>
    </style:style>
    <style:style style:name="T61" style:family="text">
      <style:text-properties fo:font-style="normal" fo:font-weight="normal" officeooo:rsid="00788f3c" style:font-style-asian="normal" style:font-weight-asian="normal" style:font-style-complex="normal" style:font-weight-complex="normal"/>
    </style:style>
    <style:style style:name="T62" style:family="text">
      <style:text-properties fo:font-style="normal" fo:font-weight="normal" officeooo:rsid="003fa64d" style:font-style-asian="normal" style:font-weight-asian="normal" style:font-style-complex="normal" style:font-weight-complex="normal"/>
    </style:style>
    <style:style style:name="T63" style:family="text">
      <style:text-properties fo:font-style="normal" fo:font-weight="normal" officeooo:rsid="00796088" style:font-style-asian="normal" style:font-weight-asian="normal" style:font-style-complex="normal" style:font-weight-complex="normal"/>
    </style:style>
    <style:style style:name="T64" style:family="text">
      <style:text-properties fo:font-style="normal" fo:font-weight="normal" officeooo:rsid="00797577" style:font-style-asian="normal" style:font-weight-asian="normal" style:font-style-complex="normal" style:font-weight-complex="normal"/>
    </style:style>
    <style:style style:name="T65" style:family="text">
      <style:text-properties fo:font-style="normal" fo:font-weight="normal" officeooo:rsid="007c6d0a" style:font-style-asian="normal" style:font-weight-asian="normal" style:font-style-complex="normal" style:font-weight-complex="normal"/>
    </style:style>
    <style:style style:name="T66" style:family="text">
      <style:text-properties fo:font-style="normal" fo:font-weight="normal" officeooo:rsid="00ddde34"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2f59ad" style:font-style-asian="normal" style:font-weight-asian="bold" style:font-style-complex="normal" style:font-weight-complex="bold"/>
    </style:style>
    <style:style style:name="T69" style:family="text">
      <style:text-properties fo:font-style="normal" fo:font-weight="bold" officeooo:rsid="00317113" style:font-style-asian="normal" style:font-weight-asian="bold" style:font-style-complex="normal" style:font-weight-complex="bold"/>
    </style:style>
    <style:style style:name="T70" style:family="text">
      <style:text-properties fo:font-style="normal" fo:font-weight="bold" officeooo:rsid="00323145" style:font-style-asian="normal" style:font-weight-asian="bold" style:font-style-complex="normal" style:font-weight-complex="bold"/>
    </style:style>
    <style:style style:name="T71" style:family="text">
      <style:text-properties fo:font-style="normal" fo:font-weight="bold" officeooo:rsid="0035229a" style:font-style-asian="normal" style:font-weight-asian="bold" style:font-style-complex="normal" style:font-weight-complex="bold"/>
    </style:style>
    <style:style style:name="T72" style:family="text">
      <style:text-properties fo:font-style="normal" fo:font-weight="bold" officeooo:rsid="003782b4" style:font-style-asian="normal" style:font-weight-asian="bold" style:font-style-complex="normal" style:font-weight-complex="bold"/>
    </style:style>
    <style:style style:name="T73" style:family="text">
      <style:text-properties fo:font-style="normal" fo:font-weight="bold" officeooo:rsid="00397e80" style:font-style-asian="normal" style:font-weight-asian="bold" style:font-style-complex="normal" style:font-weight-complex="bold"/>
    </style:style>
    <style:style style:name="T74" style:family="text">
      <style:text-properties fo:font-style="normal" fo:font-weight="bold" officeooo:rsid="003bd5ea" style:font-style-asian="normal" style:font-weight-asian="bold" style:font-style-complex="normal" style:font-weight-complex="bold"/>
    </style:style>
    <style:style style:name="T75" style:family="text">
      <style:text-properties fo:font-style="normal" fo:font-weight="bold" officeooo:rsid="005fd1f9" style:font-style-asian="normal" style:font-weight-asian="bold" style:font-style-complex="normal" style:font-weight-complex="bold"/>
    </style:style>
    <style:style style:name="T76" style:family="text">
      <style:text-properties fo:font-style="normal" fo:font-weight="bold" officeooo:rsid="003e5339" style:font-style-asian="normal" style:font-weight-asian="bold" style:font-style-complex="normal" style:font-weight-complex="bold"/>
    </style:style>
    <style:style style:name="T77" style:family="text">
      <style:text-properties fo:font-style="normal" fo:font-weight="bold" officeooo:rsid="00788f3c" style:font-style-asian="normal" style:font-weight-asian="bold" style:font-style-complex="normal" style:font-weight-complex="bold"/>
    </style:style>
    <style:style style:name="T78" style:family="text">
      <style:text-properties fo:font-style="normal" fo:font-weight="bold" officeooo:rsid="003fa64d" style:font-style-asian="normal" style:font-weight-asian="bold" style:font-style-complex="normal" style:font-weight-complex="bold"/>
    </style:style>
    <style:style style:name="T79" style:family="text">
      <style:text-properties fo:font-style="normal" fo:font-weight="bold" officeooo:rsid="006a3c98" style:font-style-asian="normal" style:font-weight-asian="bold" style:font-style-complex="normal" style:font-weight-complex="bold"/>
    </style:style>
    <style:style style:name="T80" style:family="text">
      <style:text-properties fo:font-style="normal" fo:font-weight="bold" officeooo:rsid="004235dc" style:font-style-asian="normal" style:font-weight-asian="bold" style:font-style-complex="normal" style:font-weight-complex="bold"/>
    </style:style>
    <style:style style:name="T81" style:family="text">
      <style:text-properties fo:font-style="normal" fo:font-weight="bold" officeooo:rsid="0062b0f8" style:font-style-asian="normal" style:font-weight-asian="bold" style:font-style-complex="normal" style:font-weight-complex="bold"/>
    </style:style>
    <style:style style:name="T82" style:family="text">
      <style:text-properties fo:font-style="normal" fo:font-weight="bold" officeooo:rsid="0046334a" style:font-style-asian="normal" style:font-weight-asian="bold" style:font-style-complex="normal" style:font-weight-complex="bold"/>
    </style:style>
    <style:style style:name="T83" style:family="text">
      <style:text-properties fo:font-style="normal" fo:font-weight="bold" officeooo:rsid="0047e92f" style:font-style-asian="normal" style:font-weight-asian="bold" style:font-style-complex="normal" style:font-weight-complex="bold"/>
    </style:style>
    <style:style style:name="T84" style:family="text">
      <style:text-properties fo:font-style="normal" fo:font-weight="bold" officeooo:rsid="004985bf" style:font-style-asian="normal" style:font-weight-asian="bold" style:font-style-complex="normal" style:font-weight-complex="bold"/>
    </style:style>
    <style:style style:name="T85" style:family="text">
      <style:text-properties fo:font-style="normal" fo:font-weight="bold" officeooo:rsid="004f471b" style:font-style-asian="normal" style:font-weight-asian="bold" style:font-style-complex="normal" style:font-weight-complex="bold"/>
    </style:style>
    <style:style style:name="T86" style:family="text">
      <style:text-properties fo:font-style="normal" fo:font-weight="bold" officeooo:rsid="005327b7" style:font-style-asian="normal" style:font-weight-asian="bold" style:font-style-complex="normal" style:font-weight-complex="bold"/>
    </style:style>
    <style:style style:name="T87" style:family="text">
      <style:text-properties fo:font-style="normal" fo:font-weight="bold" officeooo:rsid="006ac2e2" style:font-style-asian="normal" style:font-weight-asian="bold" style:font-style-complex="normal" style:font-weight-complex="bold"/>
    </style:style>
    <style:style style:name="T88" style:family="text">
      <style:text-properties fo:font-style="normal" fo:font-weight="bold" officeooo:rsid="0056acc3" style:font-style-asian="normal" style:font-weight-asian="bold" style:font-style-complex="normal" style:font-weight-complex="bold"/>
    </style:style>
    <style:style style:name="T89" style:family="text">
      <style:text-properties fo:font-style="normal" fo:font-weight="bold" officeooo:rsid="0063f908" style:font-style-asian="normal" style:font-weight-asian="bold" style:font-style-complex="normal"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2940a4" style:font-style-asian="italic" style:font-weight-asian="normal" style:font-style-complex="italic" style:font-weight-complex="normal"/>
    </style:style>
    <style:style style:name="T92" style:family="text">
      <style:text-properties fo:font-style="italic" fo:font-weight="normal" officeooo:rsid="0029bab5" style:font-style-asian="italic" style:font-weight-asian="normal" style:font-style-complex="italic" style:font-weight-complex="normal"/>
    </style:style>
    <style:style style:name="T93" style:family="text">
      <style:text-properties fo:font-style="italic" fo:font-weight="normal" officeooo:rsid="002a59d7" style:font-style-asian="italic" style:font-weight-asian="normal" style:font-style-complex="italic" style:font-weight-complex="normal"/>
    </style:style>
    <style:style style:name="T94" style:family="text">
      <style:text-properties fo:font-style="italic" fo:font-weight="normal" officeooo:rsid="0036d1f5" style:font-style-asian="italic" style:font-weight-asian="normal" style:font-style-complex="italic" style:font-weight-complex="normal"/>
    </style:style>
    <style:style style:name="T95" style:family="text">
      <style:text-properties fo:font-style="italic" fo:font-weight="normal" officeooo:rsid="0033ba24" style:font-style-asian="italic" style:font-weight-asian="normal" style:font-style-complex="italic" style:font-weight-complex="normal"/>
    </style:style>
    <style:style style:name="T96" style:family="text">
      <style:text-properties fo:font-style="italic" fo:font-weight="normal" officeooo:rsid="003bd5ea" style:font-style-asian="italic" style:font-weight-asian="normal" style:font-style-complex="italic" style:font-weight-complex="normal"/>
    </style:style>
    <style:style style:name="T97" style:family="text">
      <style:text-properties fo:font-style="italic" fo:font-weight="normal" officeooo:rsid="004487af" style:font-style-asian="italic" style:font-weight-asian="normal" style:font-style-complex="italic" style:font-weight-complex="normal"/>
    </style:style>
    <style:style style:name="T98" style:family="text">
      <style:text-properties fo:font-style="italic" fo:font-weight="normal" officeooo:rsid="0046334a" style:font-style-asian="italic" style:font-weight-asian="normal" style:font-style-complex="italic" style:font-weight-complex="normal"/>
    </style:style>
    <style:style style:name="T99" style:family="text">
      <style:text-properties fo:font-style="italic" fo:font-weight="normal" officeooo:rsid="00463ae9" style:font-style-asian="italic" style:font-weight-asian="normal" style:font-style-complex="italic" style:font-weight-complex="normal"/>
    </style:style>
    <style:style style:name="T100" style:family="text">
      <style:text-properties fo:font-style="italic" fo:font-weight="normal" officeooo:rsid="004abe0e" style:font-style-asian="italic" style:font-weight-asian="normal" style:font-style-complex="italic" style:font-weight-complex="normal"/>
    </style:style>
    <style:style style:name="T101" style:family="text">
      <style:text-properties fo:font-style="italic" fo:font-weight="normal" officeooo:rsid="004f471b" style:font-style-asian="italic" style:font-weight-asian="normal" style:font-style-complex="italic" style:font-weight-complex="normal"/>
    </style:style>
    <style:style style:name="T102" style:family="text">
      <style:text-properties fo:font-style="italic" fo:font-weight="normal" officeooo:rsid="0050e888" style:font-style-asian="italic" style:font-weight-asian="normal" style:font-style-complex="italic" style:font-weight-complex="normal"/>
    </style:style>
    <style:style style:name="T103" style:family="text">
      <style:text-properties fo:font-style="italic" fo:font-weight="normal" officeooo:rsid="00594f8a" style:font-style-asian="italic" style:font-weight-asian="normal" style:font-style-complex="italic" style:font-weight-complex="normal"/>
    </style:style>
    <style:style style:name="T104" style:family="text">
      <style:text-properties fo:font-style="italic" fo:font-weight="normal" officeooo:rsid="005f4731" style:font-style-asian="italic" style:font-weight-asian="normal" style:font-style-complex="italic" style:font-weight-complex="normal"/>
    </style:style>
    <style:style style:name="T105" style:family="text">
      <style:text-properties fo:font-style="italic" fo:font-weight="normal" officeooo:rsid="0056acc3" style:font-style-asian="italic" style:font-weight-asian="normal" style:font-style-complex="italic" style:font-weight-complex="normal"/>
    </style:style>
    <style:style style:name="T106" style:family="text">
      <style:text-properties fo:font-style="italic" fo:font-weight="normal" officeooo:rsid="006c00e5" style:font-style-asian="italic" style:font-weight-asian="normal" style:font-style-complex="italic" style:font-weight-complex="normal"/>
    </style:style>
    <style:style style:name="T107" style:family="text">
      <style:text-properties fo:font-style="italic" fo:font-weight="normal" officeooo:rsid="00796088" style:font-style-asian="italic" style:font-weight-asian="normal" style:font-style-complex="italic" style:font-weight-complex="normal"/>
    </style:style>
    <style:style style:name="T108" style:family="text">
      <style:text-properties fo:font-style="italic" fo:font-weight="normal" officeooo:rsid="007a717f" style:font-style-asian="italic" style:font-weight-asian="normal" style:font-style-complex="italic" style:font-weight-complex="normal"/>
    </style:style>
    <style:style style:name="T109" style:family="text">
      <style:text-properties fo:font-weight="bold" style:font-weight-asian="bold" style:font-weight-complex="bold"/>
    </style:style>
    <style:style style:name="T110" style:family="text">
      <style:text-properties fo:font-weight="bold" officeooo:rsid="002940a4" style:font-weight-asian="bold" style:font-weight-complex="bold"/>
    </style:style>
    <style:style style:name="T111" style:family="text">
      <style:text-properties fo:font-weight="normal" officeooo:rsid="002940a4" style:font-weight-asian="normal" style:font-weight-complex="normal"/>
    </style:style>
    <style:style style:name="T112" style:family="text">
      <style:text-properties fo:font-weight="normal" officeooo:rsid="005dc1db" style:font-weight-asian="normal" style:font-weight-complex="normal"/>
    </style:style>
    <style:style style:name="T113" style:family="text">
      <style:text-properties fo:font-weight="normal" officeooo:rsid="00796088" style:font-weight-asian="normal" style:font-weight-complex="normal"/>
    </style:style>
    <style:style style:name="T114" style:family="text">
      <style:text-properties style:text-position="sub 58%" fo:font-style="normal" fo:font-weight="normal" officeooo:rsid="003fa64d" style:font-style-asian="normal" style:font-weight-asian="normal" style:font-style-complex="normal" style:font-weight-complex="normal"/>
    </style:style>
    <style:style style:name="T115" style:family="text">
      <style:text-properties style:text-position="super 58%" fo:font-style="normal" fo:font-weight="normal" style:font-style-asian="normal" style:font-weight-asian="normal" style:font-style-complex="normal" style:font-weight-complex="normal"/>
    </style:style>
    <style:style style:name="T116" style:family="text">
      <style:text-properties fo:font-variant="normal" fo:text-transform="none" fo:color="#d3cfca" loext:opacity="100%" fo:font-size="11pt" fo:letter-spacing="normal" fo:font-style="normal" fo:font-weight="normal" officeooo:rsid="00f35ff5" style:font-size-asian="9.60000038146973pt" style:font-style-asian="normal" style:font-weight-asian="normal" style:font-size-complex="11pt" style:font-style-complex="normal" style:font-weight-complex="normal"/>
    </style:style>
    <style:style style:name="T117" style:family="text">
      <style:text-properties fo:font-variant="normal" fo:text-transform="none" fo:color="#d3cfca" loext:opacity="100%" fo:font-size="11pt" fo:letter-spacing="normal" fo:font-style="normal" fo:font-weight="normal" officeooo:rsid="01075592" style:font-size-asian="9.60000038146973pt" style:font-style-asian="normal" style:font-weight-asian="normal" style:font-size-complex="11pt" style:font-style-complex="normal" style:font-weight-complex="normal"/>
    </style:style>
    <style:style style:name="T118" style:family="text">
      <style:text-properties fo:font-size="11pt" fo:font-style="normal" fo:font-weight="bold" officeooo:rsid="0077a9f4" style:font-size-asian="9.60000038146973pt" style:font-style-asian="normal" style:font-weight-asian="bold" style:font-size-complex="11pt" style:font-style-complex="normal" style:font-weight-complex="bold"/>
    </style:style>
    <style:style style:name="T119" style:family="text">
      <style:text-properties fo:font-size="11pt" fo:font-style="normal" fo:font-weight="bold" officeooo:rsid="007ee5cf" style:font-size-asian="9.60000038146973pt" style:font-style-asian="normal" style:font-weight-asian="bold" style:font-size-complex="11pt" style:font-style-complex="normal" style:font-weight-complex="bold"/>
    </style:style>
    <style:style style:name="T120" style:family="text">
      <style:text-properties fo:font-size="11pt" fo:font-style="normal" fo:font-weight="bold" officeooo:rsid="007f10fd" style:font-size-asian="9.60000038146973pt" style:font-style-asian="normal" style:font-weight-asian="bold" style:font-size-complex="11pt" style:font-style-complex="normal" style:font-weight-complex="bold"/>
    </style:style>
    <style:style style:name="T121" style:family="text">
      <style:text-properties fo:font-size="11pt" fo:font-style="normal" fo:font-weight="bold" officeooo:rsid="008dc1d8" style:font-size-asian="9.60000038146973pt" style:font-style-asian="normal" style:font-weight-asian="bold" style:font-size-complex="11pt" style:font-style-complex="normal" style:font-weight-complex="bold"/>
    </style:style>
    <style:style style:name="T122" style:family="text">
      <style:text-properties fo:font-size="11pt" fo:font-style="normal" fo:font-weight="bold" officeooo:rsid="0093c9f4" style:font-size-asian="9.60000038146973pt" style:font-style-asian="normal" style:font-weight-asian="bold" style:font-size-complex="11pt" style:font-style-complex="normal" style:font-weight-complex="bold"/>
    </style:style>
    <style:style style:name="T123" style:family="text">
      <style:text-properties fo:font-size="11pt" fo:font-style="normal" fo:font-weight="bold" officeooo:rsid="0098a418" style:font-size-asian="9.60000038146973pt" style:font-style-asian="normal" style:font-weight-asian="bold" style:font-size-complex="11pt" style:font-style-complex="normal" style:font-weight-complex="bold"/>
    </style:style>
    <style:style style:name="T124" style:family="text">
      <style:text-properties fo:font-size="11pt" fo:font-style="normal" fo:font-weight="bold" officeooo:rsid="00b54865" style:font-size-asian="9.60000038146973pt" style:font-style-asian="normal" style:font-weight-asian="bold" style:font-size-complex="11pt" style:font-style-complex="normal" style:font-weight-complex="bold"/>
    </style:style>
    <style:style style:name="T125" style:family="text">
      <style:text-properties fo:font-size="11pt" fo:font-style="normal" fo:font-weight="bold" officeooo:rsid="00b7b4a4" style:font-size-asian="9.60000038146973pt" style:font-style-asian="normal" style:font-weight-asian="bold" style:font-size-complex="11pt" style:font-style-complex="normal" style:font-weight-complex="bold"/>
    </style:style>
    <style:style style:name="T126" style:family="text">
      <style:text-properties fo:font-size="11pt" fo:font-style="normal" fo:font-weight="bold" officeooo:rsid="00e52872" style:font-size-asian="9.60000038146973pt" style:font-style-asian="normal" style:font-weight-asian="bold" style:font-size-complex="11pt" style:font-style-complex="normal" style:font-weight-complex="bold"/>
    </style:style>
    <style:style style:name="T127" style:family="text">
      <style:text-properties fo:font-size="11pt" fo:font-style="normal" fo:font-weight="bold" officeooo:rsid="013910c2" style:font-size-asian="9.60000038146973pt" style:font-style-asian="normal" style:font-weight-asian="bold" style:font-size-complex="11pt" style:font-style-complex="normal" style:font-weight-complex="bold"/>
    </style:style>
    <style:style style:name="T128" style:family="text">
      <style:text-properties fo:font-size="11pt" fo:font-style="normal" fo:font-weight="bold" officeooo:rsid="00b8c8e0" style:font-size-asian="9.60000038146973pt" style:font-style-asian="normal" style:font-weight-asian="bold" style:font-size-complex="11pt" style:font-style-complex="normal" style:font-weight-complex="bold"/>
    </style:style>
    <style:style style:name="T129" style:family="text">
      <style:text-properties fo:font-size="11pt" fo:font-style="normal" fo:font-weight="bold" officeooo:rsid="0146686c" style:font-size-asian="9.60000038146973pt" style:font-style-asian="normal" style:font-weight-asian="bold" style:font-size-complex="11pt" style:font-style-complex="normal" style:font-weight-complex="bold"/>
    </style:style>
    <style:style style:name="T130" style:family="text">
      <style:text-properties fo:font-size="11pt" fo:font-style="normal" fo:font-weight="bold" officeooo:rsid="0146f691" style:font-size-asian="9.60000038146973pt" style:font-style-asian="normal" style:font-weight-asian="bold" style:font-size-complex="11pt" style:font-style-complex="normal" style:font-weight-complex="bold"/>
    </style:style>
    <style:style style:name="T131" style:family="text">
      <style:text-properties fo:font-size="11pt" fo:font-style="normal" fo:font-weight="bold" officeooo:rsid="01492830" style:font-size-asian="9.60000038146973pt" style:font-style-asian="normal" style:font-weight-asian="bold" style:font-size-complex="11pt" style:font-style-complex="normal" style:font-weight-complex="bold"/>
    </style:style>
    <style:style style:name="T132" style:family="text">
      <style:text-properties fo:font-size="11pt" fo:font-style="normal" fo:font-weight="bold" officeooo:rsid="014d6662" style:font-size-asian="9.60000038146973pt" style:font-style-asian="normal" style:font-weight-asian="bold" style:font-size-complex="11pt" style:font-style-complex="normal" style:font-weight-complex="bold"/>
    </style:style>
    <style:style style:name="T133" style:family="text">
      <style:text-properties fo:font-size="11pt" fo:font-style="normal" fo:font-weight="bold" officeooo:rsid="014e99a9" fo:background-color="transparent" loext:char-shading-value="0" style:font-size-asian="9.60000038146973pt" style:font-style-asian="normal" style:font-weight-asian="bold" style:font-size-complex="11pt" style:font-style-complex="normal" style:font-weight-complex="bold"/>
    </style:style>
    <style:style style:name="T134" style:family="text">
      <style:text-properties fo:font-size="11pt" fo:font-style="normal" fo:font-weight="bold" officeooo:rsid="00a22f8d" fo:background-color="transparent" loext:char-shading-value="0" style:font-size-asian="9.60000038146973pt" style:font-style-asian="normal" style:font-weight-asian="bold" style:font-size-complex="11pt" style:font-style-complex="normal" style:font-weight-complex="bold"/>
    </style:style>
    <style:style style:name="T135" style:family="text">
      <style:text-properties fo:font-size="11pt" fo:font-style="normal" fo:font-weight="bold" officeooo:rsid="00a3af25" fo:background-color="transparent" loext:char-shading-value="0" style:font-size-asian="9.60000038146973pt" style:font-style-asian="normal" style:font-weight-asian="bold" style:font-size-complex="11pt" style:font-style-complex="normal" style:font-weight-complex="bold"/>
    </style:style>
    <style:style style:name="T136" style:family="text">
      <style:text-properties fo:font-size="11pt" fo:font-style="normal" fo:font-weight="normal" officeooo:rsid="00cc03e8" style:font-size-asian="9.60000038146973pt" style:font-style-asian="normal" style:font-weight-asian="normal" style:font-size-complex="11pt" style:font-style-complex="normal" style:font-weight-complex="normal"/>
    </style:style>
    <style:style style:name="T137" style:family="text">
      <style:text-properties fo:font-size="11pt" fo:font-style="normal" fo:font-weight="normal" officeooo:rsid="00ce91bc" style:font-size-asian="9.60000038146973pt" style:font-style-asian="normal" style:font-weight-asian="normal" style:font-size-complex="11pt" style:font-style-complex="normal" style:font-weight-complex="normal"/>
    </style:style>
    <style:style style:name="T138" style:family="text">
      <style:text-properties fo:font-size="11pt" fo:font-style="normal" fo:font-weight="normal" officeooo:rsid="00814aac" style:font-size-asian="9.60000038146973pt" style:font-style-asian="normal" style:font-weight-asian="normal" style:font-size-complex="11pt" style:font-style-complex="normal" style:font-weight-complex="normal"/>
    </style:style>
    <style:style style:name="T139" style:family="text">
      <style:text-properties fo:font-size="11pt" fo:font-style="normal" fo:font-weight="normal" officeooo:rsid="00cc6cd4" style:font-size-asian="9.60000038146973pt" style:font-style-asian="normal" style:font-weight-asian="normal" style:font-size-complex="11pt" style:font-style-complex="normal" style:font-weight-complex="normal"/>
    </style:style>
    <style:style style:name="T140" style:family="text">
      <style:text-properties fo:font-size="11pt" fo:font-style="normal" fo:font-weight="normal" officeooo:rsid="00cd5054" style:font-size-asian="9.60000038146973pt" style:font-style-asian="normal" style:font-weight-asian="normal" style:font-size-complex="11pt" style:font-style-complex="normal" style:font-weight-complex="normal"/>
    </style:style>
    <style:style style:name="T141" style:family="text">
      <style:text-properties fo:font-size="11pt" fo:font-style="normal" fo:font-weight="normal" officeooo:rsid="0082128c" style:font-size-asian="9.60000038146973pt" style:font-style-asian="normal" style:font-weight-asian="normal" style:font-size-complex="11pt" style:font-style-complex="normal" style:font-weight-complex="normal"/>
    </style:style>
    <style:style style:name="T142" style:family="text">
      <style:text-properties fo:font-size="11pt" fo:font-style="normal" fo:font-weight="normal" officeooo:rsid="00cf692b" style:font-size-asian="9.60000038146973pt" style:font-style-asian="normal" style:font-weight-asian="normal" style:font-size-complex="11pt" style:font-style-complex="normal" style:font-weight-complex="normal"/>
    </style:style>
    <style:style style:name="T143" style:family="text">
      <style:text-properties fo:font-size="11pt" fo:font-style="normal" fo:font-weight="normal" officeooo:rsid="008274eb" style:font-size-asian="9.60000038146973pt" style:font-style-asian="normal" style:font-weight-asian="normal" style:font-size-complex="11pt" style:font-style-complex="normal" style:font-weight-complex="normal"/>
    </style:style>
    <style:style style:name="T144" style:family="text">
      <style:text-properties fo:font-size="11pt" fo:font-style="normal" fo:font-weight="normal" officeooo:rsid="00d0b6c6" style:font-size-asian="9.60000038146973pt" style:font-style-asian="normal" style:font-weight-asian="normal" style:font-size-complex="11pt" style:font-style-complex="normal" style:font-weight-complex="normal"/>
    </style:style>
    <style:style style:name="T145" style:family="text">
      <style:text-properties fo:font-size="11pt" fo:font-style="normal" fo:font-weight="normal" officeooo:rsid="00829f39" style:font-size-asian="9.60000038146973pt" style:font-style-asian="normal" style:font-weight-asian="normal" style:font-size-complex="11pt" style:font-style-complex="normal" style:font-weight-complex="normal"/>
    </style:style>
    <style:style style:name="T146" style:family="text">
      <style:text-properties fo:font-size="11pt" fo:font-style="normal" fo:font-weight="normal" officeooo:rsid="0083fced" style:font-size-asian="9.60000038146973pt" style:font-style-asian="normal" style:font-weight-asian="normal" style:font-size-complex="11pt" style:font-style-complex="normal" style:font-weight-complex="normal"/>
    </style:style>
    <style:style style:name="T147" style:family="text">
      <style:text-properties fo:font-size="11pt" fo:font-style="normal" fo:font-weight="normal" officeooo:rsid="00d18f20" style:font-size-asian="9.60000038146973pt" style:font-style-asian="normal" style:font-weight-asian="normal" style:font-size-complex="11pt" style:font-style-complex="normal" style:font-weight-complex="normal"/>
    </style:style>
    <style:style style:name="T148" style:family="text">
      <style:text-properties fo:font-size="11pt" fo:font-style="normal" fo:font-weight="normal" officeooo:rsid="00853e11" style:font-size-asian="9.60000038146973pt" style:font-style-asian="normal" style:font-weight-asian="normal" style:font-size-complex="11pt" style:font-style-complex="normal" style:font-weight-complex="normal"/>
    </style:style>
    <style:style style:name="T149" style:family="text">
      <style:text-properties fo:font-size="11pt" fo:font-style="normal" fo:font-weight="normal" officeooo:rsid="00870d6f" style:font-size-asian="9.60000038146973pt" style:font-style-asian="normal" style:font-weight-asian="normal" style:font-size-complex="11pt" style:font-style-complex="normal" style:font-weight-complex="normal"/>
    </style:style>
    <style:style style:name="T150" style:family="text">
      <style:text-properties fo:font-size="11pt" fo:font-style="normal" fo:font-weight="normal" officeooo:rsid="0088e3e6" style:font-size-asian="9.60000038146973pt" style:font-style-asian="normal" style:font-weight-asian="normal" style:font-size-complex="11pt" style:font-style-complex="normal" style:font-weight-complex="normal"/>
    </style:style>
    <style:style style:name="T151" style:family="text">
      <style:text-properties fo:font-size="11pt" fo:font-style="normal" fo:font-weight="normal" officeooo:rsid="0088fb90" style:font-size-asian="9.60000038146973pt" style:font-style-asian="normal" style:font-weight-asian="normal" style:font-size-complex="11pt" style:font-style-complex="normal" style:font-weight-complex="normal"/>
    </style:style>
    <style:style style:name="T152" style:family="text">
      <style:text-properties fo:font-size="11pt" fo:font-style="normal" fo:font-weight="normal" officeooo:rsid="008b58f1" style:font-size-asian="9.60000038146973pt" style:font-style-asian="normal" style:font-weight-asian="normal" style:font-size-complex="11pt" style:font-style-complex="normal" style:font-weight-complex="normal"/>
    </style:style>
    <style:style style:name="T153" style:family="text">
      <style:text-properties fo:font-size="11pt" fo:font-style="normal" fo:font-weight="normal" officeooo:rsid="008ce650" style:font-size-asian="9.60000038146973pt" style:font-style-asian="normal" style:font-weight-asian="normal" style:font-size-complex="11pt" style:font-style-complex="normal" style:font-weight-complex="normal"/>
    </style:style>
    <style:style style:name="T154" style:family="text">
      <style:text-properties fo:font-size="11pt" fo:font-style="normal" fo:font-weight="normal" officeooo:rsid="008d66cd" style:font-size-asian="9.60000038146973pt" style:font-style-asian="normal" style:font-weight-asian="normal" style:font-size-complex="11pt" style:font-style-complex="normal" style:font-weight-complex="normal"/>
    </style:style>
    <style:style style:name="T155" style:family="text">
      <style:text-properties fo:font-size="11pt" fo:font-style="normal" fo:font-weight="normal" officeooo:rsid="008ef0fe" style:font-size-asian="9.60000038146973pt" style:font-style-asian="normal" style:font-weight-asian="normal" style:font-size-complex="11pt" style:font-style-complex="normal" style:font-weight-complex="normal"/>
    </style:style>
    <style:style style:name="T156" style:family="text">
      <style:text-properties fo:font-size="11pt" fo:font-style="normal" fo:font-weight="normal" officeooo:rsid="0090bbf4" style:font-size-asian="9.60000038146973pt" style:font-style-asian="normal" style:font-weight-asian="normal" style:font-size-complex="11pt" style:font-style-complex="normal" style:font-weight-complex="normal"/>
    </style:style>
    <style:style style:name="T157" style:family="text">
      <style:text-properties fo:font-size="11pt" fo:font-style="normal" fo:font-weight="normal" officeooo:rsid="00917e9c" style:font-size-asian="9.60000038146973pt" style:font-style-asian="normal" style:font-weight-asian="normal" style:font-size-complex="11pt" style:font-style-complex="normal" style:font-weight-complex="normal"/>
    </style:style>
    <style:style style:name="T158" style:family="text">
      <style:text-properties fo:font-size="11pt" fo:font-style="normal" fo:font-weight="normal" officeooo:rsid="009313fb" style:font-size-asian="9.60000038146973pt" style:font-style-asian="normal" style:font-weight-asian="normal" style:font-size-complex="11pt" style:font-style-complex="normal" style:font-weight-complex="normal"/>
    </style:style>
    <style:style style:name="T159" style:family="text">
      <style:text-properties fo:font-size="11pt" fo:font-style="normal" fo:font-weight="normal" officeooo:rsid="0093c9f4" style:font-size-asian="9.60000038146973pt" style:font-style-asian="normal" style:font-weight-asian="normal" style:font-size-complex="11pt" style:font-style-complex="normal" style:font-weight-complex="normal"/>
    </style:style>
    <style:style style:name="T160" style:family="text">
      <style:text-properties fo:font-size="11pt" fo:font-style="normal" fo:font-weight="normal" officeooo:rsid="0098a418" style:font-size-asian="9.60000038146973pt" style:font-style-asian="normal" style:font-weight-asian="normal" style:font-size-complex="11pt" style:font-style-complex="normal" style:font-weight-complex="normal"/>
    </style:style>
    <style:style style:name="T161" style:family="text">
      <style:text-properties fo:font-size="11pt" fo:font-style="normal" fo:font-weight="normal" officeooo:rsid="00955282" style:font-size-asian="9.60000038146973pt" style:font-style-asian="normal" style:font-weight-asian="normal" style:font-size-complex="11pt" style:font-style-complex="normal" style:font-weight-complex="normal"/>
    </style:style>
    <style:style style:name="T162" style:family="text">
      <style:text-properties fo:font-size="11pt" fo:font-style="normal" fo:font-weight="normal" officeooo:rsid="009a1dc2" style:font-size-asian="9.60000038146973pt" style:font-style-asian="normal" style:font-weight-asian="normal" style:font-size-complex="11pt" style:font-style-complex="normal" style:font-weight-complex="normal"/>
    </style:style>
    <style:style style:name="T163" style:family="text">
      <style:text-properties fo:font-size="11pt" fo:font-style="normal" fo:font-weight="normal" officeooo:rsid="009ac036" style:font-size-asian="9.60000038146973pt" style:font-style-asian="normal" style:font-weight-asian="normal" style:font-size-complex="11pt" style:font-style-complex="normal" style:font-weight-complex="normal"/>
    </style:style>
    <style:style style:name="T164" style:family="text">
      <style:text-properties fo:font-size="11pt" fo:font-style="normal" fo:font-weight="normal" officeooo:rsid="009c74c9" style:font-size-asian="9.60000038146973pt" style:font-style-asian="normal" style:font-weight-asian="normal" style:font-size-complex="11pt" style:font-style-complex="normal" style:font-weight-complex="normal"/>
    </style:style>
    <style:style style:name="T165" style:family="text">
      <style:text-properties fo:font-size="11pt" fo:font-style="normal" fo:font-weight="normal" officeooo:rsid="009cd571" style:font-size-asian="9.60000038146973pt" style:font-style-asian="normal" style:font-weight-asian="normal" style:font-size-complex="11pt" style:font-style-complex="normal" style:font-weight-complex="normal"/>
    </style:style>
    <style:style style:name="T166" style:family="text">
      <style:text-properties fo:font-size="11pt" fo:font-style="normal" fo:font-weight="normal" officeooo:rsid="00a5111a" style:font-size-asian="9.60000038146973pt" style:font-style-asian="normal" style:font-weight-asian="normal" style:font-size-complex="11pt" style:font-style-complex="normal" style:font-weight-complex="normal"/>
    </style:style>
    <style:style style:name="T167" style:family="text">
      <style:text-properties fo:font-size="11pt" fo:font-style="normal" fo:font-weight="normal" officeooo:rsid="00a57d47" style:font-size-asian="9.60000038146973pt" style:font-style-asian="normal" style:font-weight-asian="normal" style:font-size-complex="11pt" style:font-style-complex="normal" style:font-weight-complex="normal"/>
    </style:style>
    <style:style style:name="T168" style:family="text">
      <style:text-properties fo:font-size="11pt" fo:font-style="normal" fo:font-weight="normal" officeooo:rsid="00a709f8" style:font-size-asian="9.60000038146973pt" style:font-style-asian="normal" style:font-weight-asian="normal" style:font-size-complex="11pt" style:font-style-complex="normal" style:font-weight-complex="normal"/>
    </style:style>
    <style:style style:name="T169" style:family="text">
      <style:text-properties fo:font-size="11pt" fo:font-style="normal" fo:font-weight="normal" officeooo:rsid="00a74ab6" style:font-size-asian="9.60000038146973pt" style:font-style-asian="normal" style:font-weight-asian="normal" style:font-size-complex="11pt" style:font-style-complex="normal" style:font-weight-complex="normal"/>
    </style:style>
    <style:style style:name="T170" style:family="text">
      <style:text-properties fo:font-size="11pt" fo:font-style="normal" fo:font-weight="normal" officeooo:rsid="00a97428" style:font-size-asian="9.60000038146973pt" style:font-style-asian="normal" style:font-weight-asian="normal" style:font-size-complex="11pt" style:font-style-complex="normal" style:font-weight-complex="normal"/>
    </style:style>
    <style:style style:name="T171" style:family="text">
      <style:text-properties fo:font-size="11pt" fo:font-style="normal" fo:font-weight="normal" officeooo:rsid="00aa03c3" style:font-size-asian="9.60000038146973pt" style:font-style-asian="normal" style:font-weight-asian="normal" style:font-size-complex="11pt" style:font-style-complex="normal" style:font-weight-complex="normal"/>
    </style:style>
    <style:style style:name="T172" style:family="text">
      <style:text-properties fo:font-size="11pt" fo:font-style="normal" fo:font-weight="normal" officeooo:rsid="00ac00db" style:font-size-asian="9.60000038146973pt" style:font-style-asian="normal" style:font-weight-asian="normal" style:font-size-complex="11pt" style:font-style-complex="normal" style:font-weight-complex="normal"/>
    </style:style>
    <style:style style:name="T173" style:family="text">
      <style:text-properties fo:font-size="11pt" fo:font-style="normal" fo:font-weight="normal" officeooo:rsid="00adb07d" style:font-size-asian="9.60000038146973pt" style:font-style-asian="normal" style:font-weight-asian="normal" style:font-size-complex="11pt" style:font-style-complex="normal" style:font-weight-complex="normal"/>
    </style:style>
    <style:style style:name="T174" style:family="text">
      <style:text-properties fo:font-size="11pt" fo:font-style="normal" fo:font-weight="normal" officeooo:rsid="00b067bf" style:font-size-asian="9.60000038146973pt" style:font-style-asian="normal" style:font-weight-asian="normal" style:font-size-complex="11pt" style:font-style-complex="normal" style:font-weight-complex="normal"/>
    </style:style>
    <style:style style:name="T175" style:family="text">
      <style:text-properties fo:font-size="11pt" fo:font-style="normal" fo:font-weight="normal" officeooo:rsid="00b54865" style:font-size-asian="9.60000038146973pt" style:font-style-asian="normal" style:font-weight-asian="normal" style:font-size-complex="11pt" style:font-style-complex="normal" style:font-weight-complex="normal"/>
    </style:style>
    <style:style style:name="T176" style:family="text">
      <style:text-properties fo:font-size="11pt" fo:font-style="normal" fo:font-weight="normal" officeooo:rsid="00b61026" style:font-size-asian="9.60000038146973pt" style:font-style-asian="normal" style:font-weight-asian="normal" style:font-size-complex="11pt" style:font-style-complex="normal" style:font-weight-complex="normal"/>
    </style:style>
    <style:style style:name="T177" style:family="text">
      <style:text-properties fo:font-size="11pt" fo:font-style="normal" fo:font-weight="normal" officeooo:rsid="00b7b4a4" style:font-size-asian="9.60000038146973pt" style:font-style-asian="normal" style:font-weight-asian="normal" style:font-size-complex="11pt" style:font-style-complex="normal" style:font-weight-complex="normal"/>
    </style:style>
    <style:style style:name="T178" style:family="text">
      <style:text-properties fo:font-size="11pt" fo:font-style="normal" fo:font-weight="normal" officeooo:rsid="00b8c8e0" style:font-size-asian="9.60000038146973pt" style:font-style-asian="normal" style:font-weight-asian="normal" style:font-size-complex="11pt" style:font-style-complex="normal" style:font-weight-complex="normal"/>
    </style:style>
    <style:style style:name="T179" style:family="text">
      <style:text-properties fo:font-size="11pt" fo:font-style="normal" fo:font-weight="normal" officeooo:rsid="00c031f0" style:font-size-asian="9.60000038146973pt" style:font-style-asian="normal" style:font-weight-asian="normal" style:font-size-complex="11pt" style:font-style-complex="normal" style:font-weight-complex="normal"/>
    </style:style>
    <style:style style:name="T180" style:family="text">
      <style:text-properties fo:font-size="11pt" fo:font-style="normal" fo:font-weight="normal" officeooo:rsid="00c21f84" style:font-size-asian="9.60000038146973pt" style:font-style-asian="normal" style:font-weight-asian="normal" style:font-size-complex="11pt" style:font-style-complex="normal" style:font-weight-complex="normal"/>
    </style:style>
    <style:style style:name="T181" style:family="text">
      <style:text-properties fo:font-size="11pt" fo:font-style="normal" fo:font-weight="normal" officeooo:rsid="00c271fb" style:font-size-asian="9.60000038146973pt" style:font-style-asian="normal" style:font-weight-asian="normal" style:font-size-complex="11pt" style:font-style-complex="normal" style:font-weight-complex="normal"/>
    </style:style>
    <style:style style:name="T182" style:family="text">
      <style:text-properties fo:font-size="11pt" fo:font-style="normal" fo:font-weight="normal" officeooo:rsid="00c28424" style:font-size-asian="9.60000038146973pt" style:font-style-asian="normal" style:font-weight-asian="normal" style:font-size-complex="11pt" style:font-style-complex="normal" style:font-weight-complex="normal"/>
    </style:style>
    <style:style style:name="T183" style:family="text">
      <style:text-properties fo:font-size="11pt" fo:font-style="normal" fo:font-weight="normal" officeooo:rsid="00c4bdbf" style:font-size-asian="9.60000038146973pt" style:font-style-asian="normal" style:font-weight-asian="normal" style:font-size-complex="11pt" style:font-style-complex="normal" style:font-weight-complex="normal"/>
    </style:style>
    <style:style style:name="T184" style:family="text">
      <style:text-properties fo:font-size="11pt" fo:font-style="normal" fo:font-weight="normal" officeooo:rsid="00c4d9c7" style:font-size-asian="9.60000038146973pt" style:font-style-asian="normal" style:font-weight-asian="normal" style:font-size-complex="11pt" style:font-style-complex="normal" style:font-weight-complex="normal"/>
    </style:style>
    <style:style style:name="T185" style:family="text">
      <style:text-properties fo:font-size="11pt" fo:font-style="normal" fo:font-weight="normal" officeooo:rsid="00c6950b" style:font-size-asian="9.60000038146973pt" style:font-style-asian="normal" style:font-weight-asian="normal" style:font-size-complex="11pt" style:font-style-complex="normal" style:font-weight-complex="normal"/>
    </style:style>
    <style:style style:name="T186" style:family="text">
      <style:text-properties fo:font-size="11pt" fo:font-style="normal" fo:font-weight="normal" officeooo:rsid="00c8632d" style:font-size-asian="9.60000038146973pt" style:font-style-asian="normal" style:font-weight-asian="normal" style:font-size-complex="11pt" style:font-style-complex="normal" style:font-weight-complex="normal"/>
    </style:style>
    <style:style style:name="T187" style:family="text">
      <style:text-properties fo:font-size="11pt" fo:font-style="normal" fo:font-weight="normal" officeooo:rsid="00c8d1ab" style:font-size-asian="9.60000038146973pt" style:font-style-asian="normal" style:font-weight-asian="normal" style:font-size-complex="11pt" style:font-style-complex="normal" style:font-weight-complex="normal"/>
    </style:style>
    <style:style style:name="T188" style:family="text">
      <style:text-properties fo:font-size="11pt" fo:font-style="normal" fo:font-weight="normal" officeooo:rsid="00d80a53" style:font-size-asian="9.60000038146973pt" style:font-style-asian="normal" style:font-weight-asian="normal" style:font-size-complex="11pt" style:font-style-complex="normal" style:font-weight-complex="normal"/>
    </style:style>
    <style:style style:name="T189" style:family="text">
      <style:text-properties fo:font-size="11pt" fo:font-style="normal" fo:font-weight="normal" officeooo:rsid="00d5ff0a" style:font-size-asian="9.60000038146973pt" style:font-style-asian="normal" style:font-weight-asian="normal" style:font-size-complex="11pt" style:font-style-complex="normal" style:font-weight-complex="normal"/>
    </style:style>
    <style:style style:name="T190" style:family="text">
      <style:text-properties fo:font-size="11pt" fo:font-style="normal" fo:font-weight="normal" officeooo:rsid="00d70ade" style:font-size-asian="9.60000038146973pt" style:font-style-asian="normal" style:font-weight-asian="normal" style:font-size-complex="11pt" style:font-style-complex="normal" style:font-weight-complex="normal"/>
    </style:style>
    <style:style style:name="T191" style:family="text">
      <style:text-properties fo:font-size="11pt" fo:font-style="normal" fo:font-weight="normal" officeooo:rsid="00dc5d84" style:font-size-asian="9.60000038146973pt" style:font-style-asian="normal" style:font-weight-asian="normal" style:font-size-complex="11pt" style:font-style-complex="normal" style:font-weight-complex="normal"/>
    </style:style>
    <style:style style:name="T192" style:family="text">
      <style:text-properties fo:font-size="11pt" fo:font-style="normal" fo:font-weight="normal" officeooo:rsid="00d8d0e5" style:font-size-asian="9.60000038146973pt" style:font-style-asian="normal" style:font-weight-asian="normal" style:font-size-complex="11pt" style:font-style-complex="normal" style:font-weight-complex="normal"/>
    </style:style>
    <style:style style:name="T193" style:family="text">
      <style:text-properties fo:font-size="11pt" fo:font-style="normal" fo:font-weight="normal" officeooo:rsid="00dcce6e" style:font-size-asian="9.60000038146973pt" style:font-style-asian="normal" style:font-weight-asian="normal" style:font-size-complex="11pt" style:font-style-complex="normal" style:font-weight-complex="normal"/>
    </style:style>
    <style:style style:name="T194" style:family="text">
      <style:text-properties fo:font-size="11pt" fo:font-style="normal" fo:font-weight="normal" officeooo:rsid="00ddde34" style:font-size-asian="9.60000038146973pt" style:font-style-asian="normal" style:font-weight-asian="normal" style:font-size-complex="11pt" style:font-style-complex="normal" style:font-weight-complex="normal"/>
    </style:style>
    <style:style style:name="T195" style:family="text">
      <style:text-properties fo:font-size="11pt" fo:font-style="normal" fo:font-weight="normal" officeooo:rsid="00df9225" style:font-size-asian="9.60000038146973pt" style:font-style-asian="normal" style:font-weight-asian="normal" style:font-size-complex="11pt" style:font-style-complex="normal" style:font-weight-complex="normal"/>
    </style:style>
    <style:style style:name="T196" style:family="text">
      <style:text-properties fo:font-size="11pt" fo:font-style="normal" fo:font-weight="normal" officeooo:rsid="00e165f2" style:font-size-asian="9.60000038146973pt" style:font-style-asian="normal" style:font-weight-asian="normal" style:font-size-complex="11pt" style:font-style-complex="normal" style:font-weight-complex="normal"/>
    </style:style>
    <style:style style:name="T197" style:family="text">
      <style:text-properties fo:font-size="11pt" fo:font-style="normal" fo:font-weight="normal" officeooo:rsid="00e25d76" style:font-size-asian="9.60000038146973pt" style:font-style-asian="normal" style:font-weight-asian="normal" style:font-size-complex="11pt" style:font-style-complex="normal" style:font-weight-complex="normal"/>
    </style:style>
    <style:style style:name="T198" style:family="text">
      <style:text-properties fo:font-size="11pt" fo:font-style="normal" fo:font-weight="normal" officeooo:rsid="00e3d608" style:font-size-asian="9.60000038146973pt" style:font-style-asian="normal" style:font-weight-asian="normal" style:font-size-complex="11pt" style:font-style-complex="normal" style:font-weight-complex="normal"/>
    </style:style>
    <style:style style:name="T199" style:family="text">
      <style:text-properties fo:font-size="11pt" fo:font-style="normal" fo:font-weight="normal" officeooo:rsid="00e51af7" style:font-size-asian="9.60000038146973pt" style:font-style-asian="normal" style:font-weight-asian="normal" style:font-size-complex="11pt" style:font-style-complex="normal" style:font-weight-complex="normal"/>
    </style:style>
    <style:style style:name="T200" style:family="text">
      <style:text-properties fo:font-size="11pt" fo:font-style="normal" fo:font-weight="normal" officeooo:rsid="00e52872" style:font-size-asian="9.60000038146973pt" style:font-style-asian="normal" style:font-weight-asian="normal" style:font-size-complex="11pt" style:font-style-complex="normal" style:font-weight-complex="normal"/>
    </style:style>
    <style:style style:name="T201" style:family="text">
      <style:text-properties fo:font-size="11pt" fo:font-style="normal" fo:font-weight="normal" officeooo:rsid="00e70c58" style:font-size-asian="9.60000038146973pt" style:font-style-asian="normal" style:font-weight-asian="normal" style:font-size-complex="11pt" style:font-style-complex="normal" style:font-weight-complex="normal"/>
    </style:style>
    <style:style style:name="T202" style:family="text">
      <style:text-properties fo:font-size="11pt" fo:font-style="normal" fo:font-weight="normal" officeooo:rsid="008d1095" style:font-size-asian="9.60000038146973pt" style:font-style-asian="normal" style:font-weight-asian="normal" style:font-size-complex="11pt" style:font-style-complex="normal" style:font-weight-complex="normal"/>
    </style:style>
    <style:style style:name="T203" style:family="text">
      <style:text-properties fo:font-size="11pt" fo:font-style="normal" fo:font-weight="normal" officeooo:rsid="00e882fa" style:font-size-asian="9.60000038146973pt" style:font-style-asian="normal" style:font-weight-asian="normal" style:font-size-complex="11pt" style:font-style-complex="normal" style:font-weight-complex="normal"/>
    </style:style>
    <style:style style:name="T204" style:family="text">
      <style:text-properties fo:font-size="11pt" fo:font-style="normal" fo:font-weight="normal" officeooo:rsid="00ec3aa6" style:font-size-asian="9.60000038146973pt" style:font-style-asian="normal" style:font-weight-asian="normal" style:font-size-complex="11pt" style:font-style-complex="normal" style:font-weight-complex="normal"/>
    </style:style>
    <style:style style:name="T205" style:family="text">
      <style:text-properties fo:font-size="11pt" fo:font-style="normal" fo:font-weight="normal" officeooo:rsid="00ed6dce" style:font-size-asian="9.60000038146973pt" style:font-style-asian="normal" style:font-weight-asian="normal" style:font-size-complex="11pt" style:font-style-complex="normal" style:font-weight-complex="normal"/>
    </style:style>
    <style:style style:name="T206" style:family="text">
      <style:text-properties fo:font-size="11pt" fo:font-style="normal" fo:font-weight="normal" officeooo:rsid="00ee28c1" style:font-size-asian="9.60000038146973pt" style:font-style-asian="normal" style:font-weight-asian="normal" style:font-size-complex="11pt" style:font-style-complex="normal" style:font-weight-complex="normal"/>
    </style:style>
    <style:style style:name="T207" style:family="text">
      <style:text-properties fo:font-size="11pt" fo:font-style="normal" fo:font-weight="normal" officeooo:rsid="00ee9761" style:font-size-asian="9.60000038146973pt" style:font-style-asian="normal" style:font-weight-asian="normal" style:font-size-complex="11pt" style:font-style-complex="normal" style:font-weight-complex="normal"/>
    </style:style>
    <style:style style:name="T208" style:family="text">
      <style:text-properties fo:font-size="11pt" fo:font-style="normal" fo:font-weight="normal" officeooo:rsid="00f019b8" style:font-size-asian="9.60000038146973pt" style:font-style-asian="normal" style:font-weight-asian="normal" style:font-size-complex="11pt" style:font-style-complex="normal" style:font-weight-complex="normal"/>
    </style:style>
    <style:style style:name="T209" style:family="text">
      <style:text-properties fo:font-size="11pt" fo:font-style="normal" fo:font-weight="normal" officeooo:rsid="00f1b18a" style:font-size-asian="9.60000038146973pt" style:font-style-asian="normal" style:font-weight-asian="normal" style:font-size-complex="11pt" style:font-style-complex="normal" style:font-weight-complex="normal"/>
    </style:style>
    <style:style style:name="T210" style:family="text">
      <style:text-properties fo:font-size="11pt" fo:font-style="normal" fo:font-weight="normal" officeooo:rsid="00f35ff5" style:font-size-asian="9.60000038146973pt" style:font-style-asian="normal" style:font-weight-asian="normal" style:font-size-complex="11pt" style:font-style-complex="normal" style:font-weight-complex="normal"/>
    </style:style>
    <style:style style:name="T211" style:family="text">
      <style:text-properties fo:font-size="11pt" fo:font-style="normal" fo:font-weight="normal" officeooo:rsid="00f47e75" style:font-size-asian="9.60000038146973pt" style:font-style-asian="normal" style:font-weight-asian="normal" style:font-size-complex="11pt" style:font-style-complex="normal" style:font-weight-complex="normal"/>
    </style:style>
    <style:style style:name="T212" style:family="text">
      <style:text-properties fo:font-size="11pt" fo:font-style="normal" fo:font-weight="normal" officeooo:rsid="00f5c121" style:font-size-asian="9.60000038146973pt" style:font-style-asian="normal" style:font-weight-asian="normal" style:font-size-complex="11pt" style:font-style-complex="normal" style:font-weight-complex="normal"/>
    </style:style>
    <style:style style:name="T213" style:family="text">
      <style:text-properties fo:font-size="11pt" fo:font-style="normal" fo:font-weight="normal" officeooo:rsid="00f760e7" style:font-size-asian="9.60000038146973pt" style:font-style-asian="normal" style:font-weight-asian="normal" style:font-size-complex="11pt" style:font-style-complex="normal" style:font-weight-complex="normal"/>
    </style:style>
    <style:style style:name="T214" style:family="text">
      <style:text-properties fo:font-size="11pt" fo:font-style="normal" fo:font-weight="normal" officeooo:rsid="00f8cd2c" style:font-size-asian="9.60000038146973pt" style:font-style-asian="normal" style:font-weight-asian="normal" style:font-size-complex="11pt" style:font-style-complex="normal" style:font-weight-complex="normal"/>
    </style:style>
    <style:style style:name="T215" style:family="text">
      <style:text-properties fo:font-size="11pt" fo:font-style="normal" fo:font-weight="normal" officeooo:rsid="00fab696" style:font-size-asian="9.60000038146973pt" style:font-style-asian="normal" style:font-weight-asian="normal" style:font-size-complex="11pt" style:font-style-complex="normal" style:font-weight-complex="normal"/>
    </style:style>
    <style:style style:name="T216" style:family="text">
      <style:text-properties fo:font-size="11pt" fo:font-style="normal" fo:font-weight="normal" officeooo:rsid="00fb39e6" style:font-size-asian="9.60000038146973pt" style:font-style-asian="normal" style:font-weight-asian="normal" style:font-size-complex="11pt" style:font-style-complex="normal" style:font-weight-complex="normal"/>
    </style:style>
    <style:style style:name="T217" style:family="text">
      <style:text-properties fo:font-size="11pt" fo:font-style="normal" fo:font-weight="normal" officeooo:rsid="00fd0c3f" style:font-size-asian="9.60000038146973pt" style:font-style-asian="normal" style:font-weight-asian="normal" style:font-size-complex="11pt" style:font-style-complex="normal" style:font-weight-complex="normal"/>
    </style:style>
    <style:style style:name="T218" style:family="text">
      <style:text-properties fo:font-size="11pt" fo:font-style="normal" fo:font-weight="normal" officeooo:rsid="00fedf01" style:font-size-asian="9.60000038146973pt" style:font-style-asian="normal" style:font-weight-asian="normal" style:font-size-complex="11pt" style:font-style-complex="normal" style:font-weight-complex="normal"/>
    </style:style>
    <style:style style:name="T219" style:family="text">
      <style:text-properties fo:font-size="11pt" fo:font-style="normal" fo:font-weight="normal" officeooo:rsid="00ffa95b" style:font-size-asian="9.60000038146973pt" style:font-style-asian="normal" style:font-weight-asian="normal" style:font-size-complex="11pt" style:font-style-complex="normal" style:font-weight-complex="normal"/>
    </style:style>
    <style:style style:name="T220" style:family="text">
      <style:text-properties fo:font-size="11pt" fo:font-style="normal" fo:font-weight="normal" officeooo:rsid="010073fc" style:font-size-asian="9.60000038146973pt" style:font-style-asian="normal" style:font-weight-asian="normal" style:font-size-complex="11pt" style:font-style-complex="normal" style:font-weight-complex="normal"/>
    </style:style>
    <style:style style:name="T221" style:family="text">
      <style:text-properties fo:font-size="11pt" fo:font-style="normal" fo:font-weight="normal" officeooo:rsid="0101e8a5" style:font-size-asian="9.60000038146973pt" style:font-style-asian="normal" style:font-weight-asian="normal" style:font-size-complex="11pt" style:font-style-complex="normal" style:font-weight-complex="normal"/>
    </style:style>
    <style:style style:name="T222" style:family="text">
      <style:text-properties fo:font-size="11pt" fo:font-style="normal" fo:font-weight="normal" officeooo:rsid="010204a2" style:font-size-asian="9.60000038146973pt" style:font-style-asian="normal" style:font-weight-asian="normal" style:font-size-complex="11pt" style:font-style-complex="normal" style:font-weight-complex="normal"/>
    </style:style>
    <style:style style:name="T223" style:family="text">
      <style:text-properties fo:font-size="11pt" fo:font-style="normal" fo:font-weight="normal" officeooo:rsid="01028420" style:font-size-asian="9.60000038146973pt" style:font-style-asian="normal" style:font-weight-asian="normal" style:font-size-complex="11pt" style:font-style-complex="normal" style:font-weight-complex="normal"/>
    </style:style>
    <style:style style:name="T224" style:family="text">
      <style:text-properties fo:font-size="11pt" fo:font-style="normal" fo:font-weight="normal" officeooo:rsid="0102a461" style:font-size-asian="9.60000038146973pt" style:font-style-asian="normal" style:font-weight-asian="normal" style:font-size-complex="11pt" style:font-style-complex="normal" style:font-weight-complex="normal"/>
    </style:style>
    <style:style style:name="T225" style:family="text">
      <style:text-properties fo:font-size="11pt" fo:font-style="normal" fo:font-weight="normal" officeooo:rsid="0102bba2" style:font-size-asian="9.60000038146973pt" style:font-style-asian="normal" style:font-weight-asian="normal" style:font-size-complex="11pt" style:font-style-complex="normal" style:font-weight-complex="normal"/>
    </style:style>
    <style:style style:name="T226" style:family="text">
      <style:text-properties fo:font-size="11pt" fo:font-style="normal" fo:font-weight="normal" officeooo:rsid="0102e1ae" style:font-size-asian="9.60000038146973pt" style:font-style-asian="normal" style:font-weight-asian="normal" style:font-size-complex="11pt" style:font-style-complex="normal" style:font-weight-complex="normal"/>
    </style:style>
    <style:style style:name="T227" style:family="text">
      <style:text-properties fo:font-size="11pt" fo:font-style="normal" fo:font-weight="normal" officeooo:rsid="01047fb9" style:font-size-asian="9.60000038146973pt" style:font-style-asian="normal" style:font-weight-asian="normal" style:font-size-complex="11pt" style:font-style-complex="normal" style:font-weight-complex="normal"/>
    </style:style>
    <style:style style:name="T228" style:family="text">
      <style:text-properties fo:font-size="11pt" fo:font-style="normal" fo:font-weight="normal" officeooo:rsid="0106457c" style:font-size-asian="9.60000038146973pt" style:font-style-asian="normal" style:font-weight-asian="normal" style:font-size-complex="11pt" style:font-style-complex="normal" style:font-weight-complex="normal"/>
    </style:style>
    <style:style style:name="T229" style:family="text">
      <style:text-properties fo:font-size="11pt" fo:font-style="normal" fo:font-weight="normal" officeooo:rsid="01074d4e" style:font-size-asian="9.60000038146973pt" style:font-style-asian="normal" style:font-weight-asian="normal" style:font-size-complex="11pt" style:font-style-complex="normal" style:font-weight-complex="normal"/>
    </style:style>
    <style:style style:name="T230" style:family="text">
      <style:text-properties fo:font-size="11pt" fo:font-style="normal" fo:font-weight="normal" officeooo:rsid="01075592" style:font-size-asian="9.60000038146973pt" style:font-style-asian="normal" style:font-weight-asian="normal" style:font-size-complex="11pt" style:font-style-complex="normal" style:font-weight-complex="normal"/>
    </style:style>
    <style:style style:name="T231" style:family="text">
      <style:text-properties fo:font-size="11pt" fo:font-style="normal" fo:font-weight="normal" officeooo:rsid="01079d8f" style:font-size-asian="9.60000038146973pt" style:font-style-asian="normal" style:font-weight-asian="normal" style:font-size-complex="11pt" style:font-style-complex="normal" style:font-weight-complex="normal"/>
    </style:style>
    <style:style style:name="T232" style:family="text">
      <style:text-properties fo:font-size="11pt" fo:font-style="normal" fo:font-weight="normal" officeooo:rsid="0107b60a" style:font-size-asian="9.60000038146973pt" style:font-style-asian="normal" style:font-weight-asian="normal" style:font-size-complex="11pt" style:font-style-complex="normal" style:font-weight-complex="normal"/>
    </style:style>
    <style:style style:name="T233" style:family="text">
      <style:text-properties fo:font-size="11pt" fo:font-style="normal" fo:font-weight="normal" officeooo:rsid="0107d795" style:font-size-asian="9.60000038146973pt" style:font-style-asian="normal" style:font-weight-asian="normal" style:font-size-complex="11pt" style:font-style-complex="normal" style:font-weight-complex="normal"/>
    </style:style>
    <style:style style:name="T234" style:family="text">
      <style:text-properties fo:font-size="11pt" fo:font-style="normal" fo:font-weight="normal" officeooo:rsid="0108b10c" style:font-size-asian="9.60000038146973pt" style:font-style-asian="normal" style:font-weight-asian="normal" style:font-size-complex="11pt" style:font-style-complex="normal" style:font-weight-complex="normal"/>
    </style:style>
    <style:style style:name="T235" style:family="text">
      <style:text-properties fo:font-size="11pt" fo:font-style="normal" fo:font-weight="normal" officeooo:rsid="010a731d" style:font-size-asian="9.60000038146973pt" style:font-style-asian="normal" style:font-weight-asian="normal" style:font-size-complex="11pt" style:font-style-complex="normal" style:font-weight-complex="normal"/>
    </style:style>
    <style:style style:name="T236" style:family="text">
      <style:text-properties fo:font-size="11pt" fo:font-style="normal" fo:font-weight="normal" officeooo:rsid="010ab3ef" style:font-size-asian="9.60000038146973pt" style:font-style-asian="normal" style:font-weight-asian="normal" style:font-size-complex="11pt" style:font-style-complex="normal" style:font-weight-complex="normal"/>
    </style:style>
    <style:style style:name="T237" style:family="text">
      <style:text-properties fo:font-size="11pt" fo:font-style="normal" fo:font-weight="normal" officeooo:rsid="010b0d3b" style:font-size-asian="9.60000038146973pt" style:font-style-asian="normal" style:font-weight-asian="normal" style:font-size-complex="11pt" style:font-style-complex="normal" style:font-weight-complex="normal"/>
    </style:style>
    <style:style style:name="T238" style:family="text">
      <style:text-properties fo:font-size="11pt" fo:font-style="normal" fo:font-weight="normal" officeooo:rsid="010bdb66" style:font-size-asian="9.60000038146973pt" style:font-style-asian="normal" style:font-weight-asian="normal" style:font-size-complex="11pt" style:font-style-complex="normal" style:font-weight-complex="normal"/>
    </style:style>
    <style:style style:name="T239" style:family="text">
      <style:text-properties fo:font-size="11pt" fo:font-style="normal" fo:font-weight="normal" officeooo:rsid="010bec16" style:font-size-asian="9.60000038146973pt" style:font-style-asian="normal" style:font-weight-asian="normal" style:font-size-complex="11pt" style:font-style-complex="normal" style:font-weight-complex="normal"/>
    </style:style>
    <style:style style:name="T240" style:family="text">
      <style:text-properties fo:font-size="11pt" fo:font-style="normal" fo:font-weight="normal" officeooo:rsid="010cd788" style:font-size-asian="9.60000038146973pt" style:font-style-asian="normal" style:font-weight-asian="normal" style:font-size-complex="11pt" style:font-style-complex="normal" style:font-weight-complex="normal"/>
    </style:style>
    <style:style style:name="T241" style:family="text">
      <style:text-properties fo:font-size="11pt" fo:font-style="normal" fo:font-weight="normal" officeooo:rsid="010d32f7" style:font-size-asian="9.60000038146973pt" style:font-style-asian="normal" style:font-weight-asian="normal" style:font-size-complex="11pt" style:font-style-complex="normal" style:font-weight-complex="normal"/>
    </style:style>
    <style:style style:name="T242" style:family="text">
      <style:text-properties fo:font-size="11pt" fo:font-style="normal" fo:font-weight="normal" officeooo:rsid="010e363e" style:font-size-asian="9.60000038146973pt" style:font-style-asian="normal" style:font-weight-asian="normal" style:font-size-complex="11pt" style:font-style-complex="normal" style:font-weight-complex="normal"/>
    </style:style>
    <style:style style:name="T243" style:family="text">
      <style:text-properties fo:font-size="11pt" fo:font-style="normal" fo:font-weight="normal" officeooo:rsid="01100cba" style:font-size-asian="9.60000038146973pt" style:font-style-asian="normal" style:font-weight-asian="normal" style:font-size-complex="11pt" style:font-style-complex="normal" style:font-weight-complex="normal"/>
    </style:style>
    <style:style style:name="T244" style:family="text">
      <style:text-properties fo:font-size="11pt" fo:font-style="normal" fo:font-weight="normal" officeooo:rsid="0110cadb" style:font-size-asian="9.60000038146973pt" style:font-style-asian="normal" style:font-weight-asian="normal" style:font-size-complex="11pt" style:font-style-complex="normal" style:font-weight-complex="normal"/>
    </style:style>
    <style:style style:name="T245" style:family="text">
      <style:text-properties fo:font-size="11pt" fo:font-style="normal" fo:font-weight="normal" officeooo:rsid="01127c06" style:font-size-asian="9.60000038146973pt" style:font-style-asian="normal" style:font-weight-asian="normal" style:font-size-complex="11pt" style:font-style-complex="normal" style:font-weight-complex="normal"/>
    </style:style>
    <style:style style:name="T246" style:family="text">
      <style:text-properties fo:font-size="11pt" fo:font-style="normal" fo:font-weight="normal" officeooo:rsid="01143f58" style:font-size-asian="9.60000038146973pt" style:font-style-asian="normal" style:font-weight-asian="normal" style:font-size-complex="11pt" style:font-style-complex="normal" style:font-weight-complex="normal"/>
    </style:style>
    <style:style style:name="T247" style:family="text">
      <style:text-properties fo:font-size="11pt" fo:font-style="normal" fo:font-weight="normal" officeooo:rsid="0115b264" style:font-size-asian="9.60000038146973pt" style:font-style-asian="normal" style:font-weight-asian="normal" style:font-size-complex="11pt" style:font-style-complex="normal" style:font-weight-complex="normal"/>
    </style:style>
    <style:style style:name="T248" style:family="text">
      <style:text-properties fo:font-size="11pt" fo:font-style="normal" fo:font-weight="normal" officeooo:rsid="0116530d" style:font-size-asian="9.60000038146973pt" style:font-style-asian="normal" style:font-weight-asian="normal" style:font-size-complex="11pt" style:font-style-complex="normal" style:font-weight-complex="normal"/>
    </style:style>
    <style:style style:name="T249" style:family="text">
      <style:text-properties fo:font-size="11pt" fo:font-style="normal" fo:font-weight="normal" officeooo:rsid="01184273" style:font-size-asian="9.60000038146973pt" style:font-style-asian="normal" style:font-weight-asian="normal" style:font-size-complex="11pt" style:font-style-complex="normal" style:font-weight-complex="normal"/>
    </style:style>
    <style:style style:name="T250" style:family="text">
      <style:text-properties fo:font-size="11pt" fo:font-style="normal" fo:font-weight="normal" officeooo:rsid="011d8966" style:font-size-asian="9.60000038146973pt" style:font-style-asian="normal" style:font-weight-asian="normal" style:font-size-complex="11pt" style:font-style-complex="normal" style:font-weight-complex="normal"/>
    </style:style>
    <style:style style:name="T251" style:family="text">
      <style:text-properties fo:font-size="11pt" fo:font-style="normal" fo:font-weight="normal" officeooo:rsid="0125e8a5" style:font-size-asian="9.60000038146973pt" style:font-style-asian="normal" style:font-weight-asian="normal" style:font-size-complex="11pt" style:font-style-complex="normal" style:font-weight-complex="normal"/>
    </style:style>
    <style:style style:name="T252" style:family="text">
      <style:text-properties fo:font-size="11pt" fo:font-style="normal" fo:font-weight="normal" officeooo:rsid="01262a60" style:font-size-asian="9.60000038146973pt" style:font-style-asian="normal" style:font-weight-asian="normal" style:font-size-complex="11pt" style:font-style-complex="normal" style:font-weight-complex="normal"/>
    </style:style>
    <style:style style:name="T253" style:family="text">
      <style:text-properties fo:font-size="11pt" fo:font-style="normal" fo:font-weight="normal" officeooo:rsid="0126d920" style:font-size-asian="9.60000038146973pt" style:font-style-asian="normal" style:font-weight-asian="normal" style:font-size-complex="11pt" style:font-style-complex="normal" style:font-weight-complex="normal"/>
    </style:style>
    <style:style style:name="T254" style:family="text">
      <style:text-properties fo:font-size="11pt" fo:font-style="normal" fo:font-weight="normal" officeooo:rsid="0128a80c" style:font-size-asian="9.60000038146973pt" style:font-style-asian="normal" style:font-weight-asian="normal" style:font-size-complex="11pt" style:font-style-complex="normal" style:font-weight-complex="normal"/>
    </style:style>
    <style:style style:name="T255" style:family="text">
      <style:text-properties fo:font-size="11pt" fo:font-style="normal" fo:font-weight="normal" officeooo:rsid="01299b3d" style:font-size-asian="9.60000038146973pt" style:font-style-asian="normal" style:font-weight-asian="normal" style:font-size-complex="11pt" style:font-style-complex="normal" style:font-weight-complex="normal"/>
    </style:style>
    <style:style style:name="T256" style:family="text">
      <style:text-properties fo:font-size="11pt" fo:font-style="normal" fo:font-weight="normal" officeooo:rsid="012adb62" style:font-size-asian="9.60000038146973pt" style:font-style-asian="normal" style:font-weight-asian="normal" style:font-size-complex="11pt" style:font-style-complex="normal" style:font-weight-complex="normal"/>
    </style:style>
    <style:style style:name="T257" style:family="text">
      <style:text-properties fo:font-size="11pt" fo:font-style="normal" fo:font-weight="normal" officeooo:rsid="012e9496" style:font-size-asian="9.60000038146973pt" style:font-style-asian="normal" style:font-weight-asian="normal" style:font-size-complex="11pt" style:font-style-complex="normal" style:font-weight-complex="normal"/>
    </style:style>
    <style:style style:name="T258" style:family="text">
      <style:text-properties fo:font-size="11pt" fo:font-style="normal" fo:font-weight="normal" officeooo:rsid="012eed0c" style:font-size-asian="9.60000038146973pt" style:font-style-asian="normal" style:font-weight-asian="normal" style:font-size-complex="11pt" style:font-style-complex="normal" style:font-weight-complex="normal"/>
    </style:style>
    <style:style style:name="T259" style:family="text">
      <style:text-properties fo:font-size="11pt" fo:font-style="normal" fo:font-weight="normal" officeooo:rsid="01341594" style:font-size-asian="9.60000038146973pt" style:font-style-asian="normal" style:font-weight-asian="normal" style:font-size-complex="11pt" style:font-style-complex="normal" style:font-weight-complex="normal"/>
    </style:style>
    <style:style style:name="T260" style:family="text">
      <style:text-properties fo:font-size="11pt" fo:font-style="normal" fo:font-weight="normal" officeooo:rsid="0135dd44" style:font-size-asian="9.60000038146973pt" style:font-style-asian="normal" style:font-weight-asian="normal" style:font-size-complex="11pt" style:font-style-complex="normal" style:font-weight-complex="normal"/>
    </style:style>
    <style:style style:name="T261" style:family="text">
      <style:text-properties fo:font-size="11pt" fo:font-style="normal" fo:font-weight="normal" officeooo:rsid="01393fe0" style:font-size-asian="9.60000038146973pt" style:font-style-asian="normal" style:font-weight-asian="normal" style:font-size-complex="11pt" style:font-style-complex="normal" style:font-weight-complex="normal"/>
    </style:style>
    <style:style style:name="T262" style:family="text">
      <style:text-properties fo:font-size="11pt" fo:font-style="normal" fo:font-weight="normal" officeooo:rsid="013a8404" style:font-size-asian="9.60000038146973pt" style:font-style-asian="normal" style:font-weight-asian="normal" style:font-size-complex="11pt" style:font-style-complex="normal" style:font-weight-complex="normal"/>
    </style:style>
    <style:style style:name="T263" style:family="text">
      <style:text-properties fo:font-size="11pt" fo:font-style="normal" fo:font-weight="normal" officeooo:rsid="013b171b" style:font-size-asian="9.60000038146973pt" style:font-style-asian="normal" style:font-weight-asian="normal" style:font-size-complex="11pt" style:font-style-complex="normal" style:font-weight-complex="normal"/>
    </style:style>
    <style:style style:name="T264" style:family="text">
      <style:text-properties fo:font-size="11pt" fo:font-style="normal" fo:font-weight="normal" officeooo:rsid="00afa095" style:font-size-asian="9.60000038146973pt" style:font-style-asian="normal" style:font-weight-asian="normal" style:font-size-complex="11pt" style:font-style-complex="normal" style:font-weight-complex="normal"/>
    </style:style>
    <style:style style:name="T265" style:family="text">
      <style:text-properties fo:font-size="11pt" fo:font-style="normal" fo:font-weight="normal" officeooo:rsid="013b71a0" style:font-size-asian="9.60000038146973pt" style:font-style-asian="normal" style:font-weight-asian="normal" style:font-size-complex="11pt" style:font-style-complex="normal" style:font-weight-complex="normal"/>
    </style:style>
    <style:style style:name="T266" style:family="text">
      <style:text-properties fo:font-size="11pt" fo:font-style="normal" fo:font-weight="normal" officeooo:rsid="013d04f8" style:font-size-asian="9.60000038146973pt" style:font-style-asian="normal" style:font-weight-asian="normal" style:font-size-complex="11pt" style:font-style-complex="normal" style:font-weight-complex="normal"/>
    </style:style>
    <style:style style:name="T267" style:family="text">
      <style:text-properties fo:font-size="11pt" fo:font-style="normal" fo:font-weight="normal" officeooo:rsid="013ef996" style:font-size-asian="9.60000038146973pt" style:font-style-asian="normal" style:font-weight-asian="normal" style:font-size-complex="11pt" style:font-style-complex="normal" style:font-weight-complex="normal"/>
    </style:style>
    <style:style style:name="T268" style:family="text">
      <style:text-properties fo:font-size="11pt" fo:font-style="normal" fo:font-weight="normal" officeooo:rsid="013f8f51" style:font-size-asian="9.60000038146973pt" style:font-style-asian="normal" style:font-weight-asian="normal" style:font-size-complex="11pt" style:font-style-complex="normal" style:font-weight-complex="normal"/>
    </style:style>
    <style:style style:name="T269" style:family="text">
      <style:text-properties fo:font-size="11pt" fo:font-style="normal" fo:font-weight="normal" officeooo:rsid="01404288" style:font-size-asian="9.60000038146973pt" style:font-style-asian="normal" style:font-weight-asian="normal" style:font-size-complex="11pt" style:font-style-complex="normal" style:font-weight-complex="normal"/>
    </style:style>
    <style:style style:name="T270" style:family="text">
      <style:text-properties fo:font-size="11pt" fo:font-style="normal" fo:font-weight="normal" officeooo:rsid="014104a2" style:font-size-asian="9.60000038146973pt" style:font-style-asian="normal" style:font-weight-asian="normal" style:font-size-complex="11pt" style:font-style-complex="normal" style:font-weight-complex="normal"/>
    </style:style>
    <style:style style:name="T271" style:family="text">
      <style:text-properties fo:font-size="11pt" fo:font-style="normal" fo:font-weight="normal" officeooo:rsid="01433009" style:font-size-asian="9.60000038146973pt" style:font-style-asian="normal" style:font-weight-asian="normal" style:font-size-complex="11pt" style:font-style-complex="normal" style:font-weight-complex="normal"/>
    </style:style>
    <style:style style:name="T272" style:family="text">
      <style:text-properties fo:font-size="11pt" fo:font-style="normal" fo:font-weight="normal" officeooo:rsid="01441a28" style:font-size-asian="9.60000038146973pt" style:font-style-asian="normal" style:font-weight-asian="normal" style:font-size-complex="11pt" style:font-style-complex="normal" style:font-weight-complex="normal"/>
    </style:style>
    <style:style style:name="T273" style:family="text">
      <style:text-properties fo:font-size="11pt" fo:font-style="normal" fo:font-weight="normal" officeooo:rsid="01443638" style:font-size-asian="9.60000038146973pt" style:font-style-asian="normal" style:font-weight-asian="normal" style:font-size-complex="11pt" style:font-style-complex="normal" style:font-weight-complex="normal"/>
    </style:style>
    <style:style style:name="T274" style:family="text">
      <style:text-properties fo:font-size="11pt" fo:font-style="normal" fo:font-weight="normal" officeooo:rsid="01451192" style:font-size-asian="9.60000038146973pt" style:font-style-asian="normal" style:font-weight-asian="normal" style:font-size-complex="11pt" style:font-style-complex="normal" style:font-weight-complex="normal"/>
    </style:style>
    <style:style style:name="T275" style:family="text">
      <style:text-properties fo:font-size="11pt" fo:font-style="normal" fo:font-weight="normal" officeooo:rsid="0145f76e" style:font-size-asian="9.60000038146973pt" style:font-style-asian="normal" style:font-weight-asian="normal" style:font-size-complex="11pt" style:font-style-complex="normal" style:font-weight-complex="normal"/>
    </style:style>
    <style:style style:name="T276" style:family="text">
      <style:text-properties fo:font-size="11pt" fo:font-style="normal" fo:font-weight="normal" officeooo:rsid="00bc460f" style:font-size-asian="9.60000038146973pt" style:font-style-asian="normal" style:font-weight-asian="normal" style:font-size-complex="11pt" style:font-style-complex="normal" style:font-weight-complex="normal"/>
    </style:style>
    <style:style style:name="T277" style:family="text">
      <style:text-properties fo:font-size="11pt" fo:font-style="normal" fo:font-weight="normal" officeooo:rsid="0146686c" style:font-size-asian="9.60000038146973pt" style:font-style-asian="normal" style:font-weight-asian="normal" style:font-size-complex="11pt" style:font-style-complex="normal" style:font-weight-complex="normal"/>
    </style:style>
    <style:style style:name="T278" style:family="text">
      <style:text-properties fo:font-size="11pt" fo:font-style="normal" fo:font-weight="normal" officeooo:rsid="0146f691" style:font-size-asian="9.60000038146973pt" style:font-style-asian="normal" style:font-weight-asian="normal" style:font-size-complex="11pt" style:font-style-complex="normal" style:font-weight-complex="normal"/>
    </style:style>
    <style:style style:name="T279" style:family="text">
      <style:text-properties fo:font-size="11pt" fo:font-style="normal" fo:font-weight="normal" officeooo:rsid="0148d641" style:font-size-asian="9.60000038146973pt" style:font-style-asian="normal" style:font-weight-asian="normal" style:font-size-complex="11pt" style:font-style-complex="normal" style:font-weight-complex="normal"/>
    </style:style>
    <style:style style:name="T280" style:family="text">
      <style:text-properties fo:font-size="11pt" fo:font-style="normal" fo:font-weight="normal" officeooo:rsid="01492830" style:font-size-asian="9.60000038146973pt" style:font-style-asian="normal" style:font-weight-asian="normal" style:font-size-complex="11pt" style:font-style-complex="normal" style:font-weight-complex="normal"/>
    </style:style>
    <style:style style:name="T281" style:family="text">
      <style:text-properties fo:font-size="11pt" fo:font-style="normal" fo:font-weight="normal" officeooo:rsid="014a6dd4" style:font-size-asian="9.60000038146973pt" style:font-style-asian="normal" style:font-weight-asian="normal" style:font-size-complex="11pt" style:font-style-complex="normal" style:font-weight-complex="normal"/>
    </style:style>
    <style:style style:name="T282" style:family="text">
      <style:text-properties fo:font-size="11pt" fo:font-style="normal" fo:font-weight="normal" officeooo:rsid="014b5e2c" style:font-size-asian="9.60000038146973pt" style:font-style-asian="normal" style:font-weight-asian="normal" style:font-size-complex="11pt" style:font-style-complex="normal" style:font-weight-complex="normal"/>
    </style:style>
    <style:style style:name="T283" style:family="text">
      <style:text-properties fo:font-size="11pt" fo:font-style="normal" fo:font-weight="normal" officeooo:rsid="014ca3c0" style:font-size-asian="9.60000038146973pt" style:font-style-asian="normal" style:font-weight-asian="normal" style:font-size-complex="11pt" style:font-style-complex="normal" style:font-weight-complex="normal"/>
    </style:style>
    <style:style style:name="T284" style:family="text">
      <style:text-properties fo:font-size="11pt" fo:font-style="normal" fo:font-weight="normal" officeooo:rsid="014d6662" style:font-size-asian="9.60000038146973pt" style:font-style-asian="normal" style:font-weight-asian="normal" style:font-size-complex="11pt" style:font-style-complex="normal" style:font-weight-complex="normal"/>
    </style:style>
    <style:style style:name="T285" style:family="text">
      <style:text-properties fo:font-size="11pt" fo:font-style="normal" fo:font-weight="normal" officeooo:rsid="014da42c" style:font-size-asian="9.60000038146973pt" style:font-style-asian="normal" style:font-weight-asian="normal" style:font-size-complex="11pt" style:font-style-complex="normal" style:font-weight-complex="normal"/>
    </style:style>
    <style:style style:name="T286" style:family="text">
      <style:text-properties fo:font-size="11pt" fo:font-style="normal" fo:font-weight="normal" officeooo:rsid="00ca8060" style:font-size-asian="9.60000038146973pt" style:font-style-asian="normal" style:font-weight-asian="normal" style:font-size-complex="11pt" style:font-style-complex="normal" style:font-weight-complex="normal"/>
    </style:style>
    <style:style style:name="T287" style:family="text">
      <style:text-properties fo:font-size="11pt" fo:font-style="normal" fo:font-weight="normal" officeooo:rsid="014e99a9" style:font-size-asian="9.60000038146973pt" style:font-style-asian="normal" style:font-weight-asian="normal" style:font-size-complex="11pt" style:font-style-complex="normal" style:font-weight-complex="normal"/>
    </style:style>
    <style:style style:name="T288" style:family="text">
      <style:text-properties fo:font-size="11pt" fo:font-style="normal" fo:font-weight="normal" officeooo:rsid="01505871" style:font-size-asian="9.60000038146973pt" style:font-style-asian="normal" style:font-weight-asian="normal" style:font-size-complex="11pt" style:font-style-complex="normal" style:font-weight-complex="normal"/>
    </style:style>
    <style:style style:name="T289" style:family="text">
      <style:text-properties fo:font-size="11pt" fo:font-style="normal" fo:font-weight="normal" officeooo:rsid="0151208a" style:font-size-asian="9.60000038146973pt" style:font-style-asian="normal" style:font-weight-asian="normal" style:font-size-complex="11pt" style:font-style-complex="normal" style:font-weight-complex="normal"/>
    </style:style>
    <style:style style:name="T290" style:family="text">
      <style:text-properties fo:font-size="11pt" fo:font-style="normal" fo:font-weight="normal" officeooo:rsid="01520131" style:font-size-asian="9.60000038146973pt" style:font-style-asian="normal" style:font-weight-asian="normal" style:font-size-complex="11pt" style:font-style-complex="normal" style:font-weight-complex="normal"/>
    </style:style>
    <style:style style:name="T291" style:family="text">
      <style:text-properties fo:font-size="11pt" fo:font-style="normal" fo:font-weight="normal" officeooo:rsid="0153cd20" style:font-size-asian="9.60000038146973pt" style:font-style-asian="normal" style:font-weight-asian="normal" style:font-size-complex="11pt" style:font-style-complex="normal" style:font-weight-complex="normal"/>
    </style:style>
    <style:style style:name="T292" style:family="text">
      <style:text-properties fo:font-size="11pt" fo:font-style="normal" fo:font-weight="normal" officeooo:rsid="015427dc" style:font-size-asian="9.60000038146973pt" style:font-style-asian="normal" style:font-weight-asian="normal" style:font-size-complex="11pt" style:font-style-complex="normal" style:font-weight-complex="normal"/>
    </style:style>
    <style:style style:name="T293" style:family="text">
      <style:text-properties fo:font-size="11pt" fo:font-style="normal" fo:font-weight="normal" officeooo:rsid="0156289c" style:font-size-asian="9.60000038146973pt" style:font-style-asian="normal" style:font-weight-asian="normal" style:font-size-complex="11pt" style:font-style-complex="normal" style:font-weight-complex="normal"/>
    </style:style>
    <style:style style:name="T294" style:family="text">
      <style:text-properties fo:font-size="11pt" fo:font-style="normal" fo:font-weight="normal" officeooo:rsid="015720a0" style:font-size-asian="9.60000038146973pt" style:font-style-asian="normal" style:font-weight-asian="normal" style:font-size-complex="11pt" style:font-style-complex="normal" style:font-weight-complex="normal"/>
    </style:style>
    <style:style style:name="T295" style:family="text">
      <style:text-properties fo:font-size="11pt" fo:font-style="normal" fo:font-weight="normal" officeooo:rsid="009cd571" fo:background-color="transparent" loext:char-shading-value="0" style:font-size-asian="9.60000038146973pt" style:font-style-asian="normal" style:font-weight-asian="normal" style:font-size-complex="11pt" style:font-style-complex="normal" style:font-weight-complex="normal"/>
    </style:style>
    <style:style style:name="T296" style:family="text">
      <style:text-properties fo:font-size="11pt" fo:font-style="normal" fo:font-weight="normal" officeooo:rsid="01194fdb" fo:background-color="transparent" loext:char-shading-value="0" style:font-size-asian="9.60000038146973pt" style:font-style-asian="normal" style:font-weight-asian="normal" style:font-size-complex="11pt" style:font-style-complex="normal" style:font-weight-complex="normal"/>
    </style:style>
    <style:style style:name="T297" style:family="text">
      <style:text-properties fo:font-size="11pt" fo:font-style="normal" fo:font-weight="normal" officeooo:rsid="011b4e1c" fo:background-color="transparent" loext:char-shading-value="0" style:font-size-asian="9.60000038146973pt" style:font-style-asian="normal" style:font-weight-asian="normal" style:font-size-complex="11pt" style:font-style-complex="normal" style:font-weight-complex="normal"/>
    </style:style>
    <style:style style:name="T298" style:family="text">
      <style:text-properties fo:font-size="11pt" fo:font-style="normal" fo:font-weight="normal" officeooo:rsid="009d6c60" fo:background-color="transparent" loext:char-shading-value="0" style:font-size-asian="9.60000038146973pt" style:font-style-asian="normal" style:font-weight-asian="normal" style:font-size-complex="11pt" style:font-style-complex="normal" style:font-weight-complex="normal"/>
    </style:style>
    <style:style style:name="T299" style:family="text">
      <style:text-properties fo:font-size="11pt" fo:font-style="normal" fo:font-weight="normal" officeooo:rsid="009e390a" fo:background-color="transparent" loext:char-shading-value="0" style:font-size-asian="9.60000038146973pt" style:font-style-asian="normal" style:font-weight-asian="normal" style:font-size-complex="11pt" style:font-style-complex="normal" style:font-weight-complex="normal"/>
    </style:style>
    <style:style style:name="T300" style:family="text">
      <style:text-properties fo:font-size="11pt" fo:font-style="normal" fo:font-weight="normal" officeooo:rsid="011d00a3" fo:background-color="transparent" loext:char-shading-value="0" style:font-size-asian="9.60000038146973pt" style:font-style-asian="normal" style:font-weight-asian="normal" style:font-size-complex="11pt" style:font-style-complex="normal" style:font-weight-complex="normal"/>
    </style:style>
    <style:style style:name="T301" style:family="text">
      <style:text-properties fo:font-size="11pt" fo:font-style="normal" fo:font-weight="normal" officeooo:rsid="011e7e27" fo:background-color="transparent" loext:char-shading-value="0" style:font-size-asian="9.60000038146973pt" style:font-style-asian="normal" style:font-weight-asian="normal" style:font-size-complex="11pt" style:font-style-complex="normal" style:font-weight-complex="normal"/>
    </style:style>
    <style:style style:name="T302" style:family="text">
      <style:text-properties fo:font-size="11pt" fo:font-style="normal" fo:font-weight="normal" officeooo:rsid="014e99a9" fo:background-color="transparent" loext:char-shading-value="0" style:font-size-asian="9.60000038146973pt" style:font-style-asian="normal" style:font-weight-asian="normal" style:font-size-complex="11pt" style:font-style-complex="normal" style:font-weight-complex="normal"/>
    </style:style>
    <style:style style:name="T303" style:family="text">
      <style:text-properties fo:font-size="11pt" fo:font-style="normal" fo:font-weight="normal" officeooo:rsid="011f5db3" fo:background-color="transparent" loext:char-shading-value="0" style:font-size-asian="9.60000038146973pt" style:font-style-asian="normal" style:font-weight-asian="normal" style:font-size-complex="11pt" style:font-style-complex="normal" style:font-weight-complex="normal"/>
    </style:style>
    <style:style style:name="T304" style:family="text">
      <style:text-properties fo:font-size="11pt" fo:font-style="normal" fo:font-weight="normal" officeooo:rsid="009fc619" fo:background-color="transparent" loext:char-shading-value="0" style:font-size-asian="9.60000038146973pt" style:font-style-asian="normal" style:font-weight-asian="normal" style:font-size-complex="11pt" style:font-style-complex="normal" style:font-weight-complex="normal"/>
    </style:style>
    <style:style style:name="T305" style:family="text">
      <style:text-properties fo:font-size="11pt" fo:font-style="normal" fo:font-weight="normal" officeooo:rsid="00a1d587" fo:background-color="transparent" loext:char-shading-value="0" style:font-size-asian="9.60000038146973pt" style:font-style-asian="normal" style:font-weight-asian="normal" style:font-size-complex="11pt" style:font-style-complex="normal" style:font-weight-complex="normal"/>
    </style:style>
    <style:style style:name="T306" style:family="text">
      <style:text-properties fo:font-size="11pt" fo:font-style="normal" fo:font-weight="normal" officeooo:rsid="01505871" fo:background-color="transparent" loext:char-shading-value="0" style:font-size-asian="9.60000038146973pt" style:font-style-asian="normal" style:font-weight-asian="normal" style:font-size-complex="11pt" style:font-style-complex="normal" style:font-weight-complex="normal"/>
    </style:style>
    <style:style style:name="T307" style:family="text">
      <style:text-properties fo:font-size="11pt" fo:font-style="normal" fo:font-weight="normal" officeooo:rsid="00a3af25" fo:background-color="transparent" loext:char-shading-value="0" style:font-size-asian="9.60000038146973pt" style:font-style-asian="normal" style:font-weight-asian="normal" style:font-size-complex="11pt" style:font-style-complex="normal" style:font-weight-complex="normal"/>
    </style:style>
    <style:style style:name="T308" style:family="text">
      <style:text-properties fo:font-size="11pt" fo:font-style="normal" fo:font-weight="normal" officeooo:rsid="0123a1f5" fo:background-color="transparent" loext:char-shading-value="0" style:font-size-asian="9.60000038146973pt" style:font-style-asian="normal" style:font-weight-asian="normal" style:font-size-complex="11pt" style:font-style-complex="normal" style:font-weight-complex="normal"/>
    </style:style>
    <style:style style:name="T309" style:family="text">
      <style:text-properties fo:font-size="11pt" fo:font-style="normal" fo:font-weight="normal" officeooo:rsid="00a5111a" fo:background-color="transparent" loext:char-shading-value="0" style:font-size-asian="9.60000038146973pt" style:font-style-asian="normal" style:font-weight-asian="normal" style:font-size-complex="11pt" style:font-style-complex="normal" style:font-weight-complex="normal"/>
    </style:style>
    <style:style style:name="T310" style:family="text">
      <style:text-properties fo:font-size="11pt" fo:font-style="normal" fo:font-weight="normal" officeooo:rsid="0125e8a5" fo:background-color="transparent" loext:char-shading-value="0" style:font-size-asian="9.60000038146973pt" style:font-style-asian="normal" style:font-weight-asian="normal" style:font-size-complex="11pt" style:font-style-complex="normal" style:font-weight-complex="normal"/>
    </style:style>
    <style:style style:name="T311" style:family="text">
      <style:text-properties fo:font-size="11pt" fo:font-style="italic" fo:font-weight="bold" officeooo:rsid="00814aac" style:font-size-asian="9.60000038146973pt" style:font-style-asian="italic" style:font-weight-asian="bold" style:font-size-complex="11pt" style:font-style-complex="italic" style:font-weight-complex="bold"/>
    </style:style>
    <style:style style:name="T312" style:family="text">
      <style:text-properties fo:font-size="11pt" fo:font-style="italic" fo:font-weight="normal" officeooo:rsid="0082128c" style:font-size-asian="9.60000038146973pt" style:font-style-asian="italic" style:font-weight-asian="normal" style:font-size-complex="11pt" style:font-style-complex="italic" style:font-weight-complex="normal"/>
    </style:style>
    <style:style style:name="T313" style:family="text">
      <style:text-properties fo:font-size="11pt" fo:font-style="italic" fo:font-weight="normal" officeooo:rsid="0083fced" style:font-size-asian="9.60000038146973pt" style:font-style-asian="italic" style:font-weight-asian="normal" style:font-size-complex="11pt" style:font-style-complex="italic" style:font-weight-complex="normal"/>
    </style:style>
    <style:style style:name="T314" style:family="text">
      <style:text-properties fo:font-size="11pt" fo:font-style="italic" fo:font-weight="normal" officeooo:rsid="0088e3e6" style:font-size-asian="9.60000038146973pt" style:font-style-asian="italic" style:font-weight-asian="normal" style:font-size-complex="11pt" style:font-style-complex="italic" style:font-weight-complex="normal"/>
    </style:style>
    <style:style style:name="T315" style:family="text">
      <style:text-properties fo:font-size="11pt" fo:font-style="italic" fo:font-weight="normal" officeooo:rsid="008d66cd" style:font-size-asian="9.60000038146973pt" style:font-style-asian="italic" style:font-weight-asian="normal" style:font-size-complex="11pt" style:font-style-complex="italic" style:font-weight-complex="normal"/>
    </style:style>
    <style:style style:name="T316" style:family="text">
      <style:text-properties fo:font-size="11pt" fo:font-style="italic" fo:font-weight="normal" officeooo:rsid="008ef0fe" style:font-size-asian="9.60000038146973pt" style:font-style-asian="italic" style:font-weight-asian="normal" style:font-size-complex="11pt" style:font-style-complex="italic" style:font-weight-complex="normal"/>
    </style:style>
    <style:style style:name="T317" style:family="text">
      <style:text-properties fo:font-size="11pt" fo:font-style="italic" fo:font-weight="normal" officeooo:rsid="0090bbf4" style:font-size-asian="9.60000038146973pt" style:font-style-asian="italic" style:font-weight-asian="normal" style:font-size-complex="11pt" style:font-style-complex="italic" style:font-weight-complex="normal"/>
    </style:style>
    <style:style style:name="T318" style:family="text">
      <style:text-properties fo:font-size="11pt" fo:font-style="italic" fo:font-weight="normal" officeooo:rsid="00917e9c" style:font-size-asian="9.60000038146973pt" style:font-style-asian="italic" style:font-weight-asian="normal" style:font-size-complex="11pt" style:font-style-complex="italic" style:font-weight-complex="normal"/>
    </style:style>
    <style:style style:name="T319" style:family="text">
      <style:text-properties fo:font-size="11pt" fo:font-style="italic" fo:font-weight="normal" officeooo:rsid="009313fb" style:font-size-asian="9.60000038146973pt" style:font-style-asian="italic" style:font-weight-asian="normal" style:font-size-complex="11pt" style:font-style-complex="italic" style:font-weight-complex="normal"/>
    </style:style>
    <style:style style:name="T320" style:family="text">
      <style:text-properties fo:font-size="11pt" fo:font-style="italic" fo:font-weight="normal" officeooo:rsid="0093c9f4" style:font-size-asian="9.60000038146973pt" style:font-style-asian="italic" style:font-weight-asian="normal" style:font-size-complex="11pt" style:font-style-complex="italic" style:font-weight-complex="normal"/>
    </style:style>
    <style:style style:name="T321" style:family="text">
      <style:text-properties fo:font-size="11pt" fo:font-style="italic" fo:font-weight="normal" officeooo:rsid="0096e3c1" style:font-size-asian="9.60000038146973pt" style:font-style-asian="italic" style:font-weight-asian="normal" style:font-size-complex="11pt" style:font-style-complex="italic" style:font-weight-complex="normal"/>
    </style:style>
    <style:style style:name="T322" style:family="text">
      <style:text-properties fo:font-size="11pt" fo:font-style="italic" fo:font-weight="normal" officeooo:rsid="0098a418" style:font-size-asian="9.60000038146973pt" style:font-style-asian="italic" style:font-weight-asian="normal" style:font-size-complex="11pt" style:font-style-complex="italic" style:font-weight-complex="normal"/>
    </style:style>
    <style:style style:name="T323" style:family="text">
      <style:text-properties fo:font-size="11pt" fo:font-style="italic" fo:font-weight="normal" officeooo:rsid="0098aee7" style:font-size-asian="9.60000038146973pt" style:font-style-asian="italic" style:font-weight-asian="normal" style:font-size-complex="11pt" style:font-style-complex="italic" style:font-weight-complex="normal"/>
    </style:style>
    <style:style style:name="T324" style:family="text">
      <style:text-properties fo:font-size="11pt" fo:font-style="italic" fo:font-weight="normal" officeooo:rsid="009cd571" style:font-size-asian="9.60000038146973pt" style:font-style-asian="italic" style:font-weight-asian="normal" style:font-size-complex="11pt" style:font-style-complex="italic" style:font-weight-complex="normal"/>
    </style:style>
    <style:style style:name="T325" style:family="text">
      <style:text-properties fo:font-size="11pt" fo:font-style="italic" fo:font-weight="normal" officeooo:rsid="00a57d47" style:font-size-asian="9.60000038146973pt" style:font-style-asian="italic" style:font-weight-asian="normal" style:font-size-complex="11pt" style:font-style-complex="italic" style:font-weight-complex="normal"/>
    </style:style>
    <style:style style:name="T326" style:family="text">
      <style:text-properties fo:font-size="11pt" fo:font-style="italic" fo:font-weight="normal" officeooo:rsid="00a709f8" style:font-size-asian="9.60000038146973pt" style:font-style-asian="italic" style:font-weight-asian="normal" style:font-size-complex="11pt" style:font-style-complex="italic" style:font-weight-complex="normal"/>
    </style:style>
    <style:style style:name="T327" style:family="text">
      <style:text-properties fo:font-size="11pt" fo:font-style="italic" fo:font-weight="normal" officeooo:rsid="00a8f0ca" style:font-size-asian="9.60000038146973pt" style:font-style-asian="italic" style:font-weight-asian="normal" style:font-size-complex="11pt" style:font-style-complex="italic" style:font-weight-complex="normal"/>
    </style:style>
    <style:style style:name="T328" style:family="text">
      <style:text-properties fo:font-size="11pt" fo:font-style="italic" fo:font-weight="normal" officeooo:rsid="00afa095" style:font-size-asian="9.60000038146973pt" style:font-style-asian="italic" style:font-weight-asian="normal" style:font-size-complex="11pt" style:font-style-complex="italic" style:font-weight-complex="normal"/>
    </style:style>
    <style:style style:name="T329" style:family="text">
      <style:text-properties fo:font-size="11pt" fo:font-style="italic" fo:font-weight="normal" officeooo:rsid="00b067bf" style:font-size-asian="9.60000038146973pt" style:font-style-asian="italic" style:font-weight-asian="normal" style:font-size-complex="11pt" style:font-style-complex="italic" style:font-weight-complex="normal"/>
    </style:style>
    <style:style style:name="T330" style:family="text">
      <style:text-properties fo:font-size="11pt" fo:font-style="italic" fo:font-weight="normal" officeooo:rsid="00b54865" style:font-size-asian="9.60000038146973pt" style:font-style-asian="italic" style:font-weight-asian="normal" style:font-size-complex="11pt" style:font-style-complex="italic" style:font-weight-complex="normal"/>
    </style:style>
    <style:style style:name="T331" style:family="text">
      <style:text-properties fo:font-size="11pt" fo:font-style="italic" fo:font-weight="normal" officeooo:rsid="00b8c8e0" style:font-size-asian="9.60000038146973pt" style:font-style-asian="italic" style:font-weight-asian="normal" style:font-size-complex="11pt" style:font-style-complex="italic" style:font-weight-complex="normal"/>
    </style:style>
    <style:style style:name="T332" style:family="text">
      <style:text-properties fo:font-size="11pt" fo:font-style="italic" fo:font-weight="normal" officeooo:rsid="00bc460f" style:font-size-asian="9.60000038146973pt" style:font-style-asian="italic" style:font-weight-asian="normal" style:font-size-complex="11pt" style:font-style-complex="italic" style:font-weight-complex="normal"/>
    </style:style>
    <style:style style:name="T333" style:family="text">
      <style:text-properties fo:font-size="11pt" fo:font-style="italic" fo:font-weight="normal" officeooo:rsid="00bce9bf" style:font-size-asian="9.60000038146973pt" style:font-style-asian="italic" style:font-weight-asian="normal" style:font-size-complex="11pt" style:font-style-complex="italic" style:font-weight-complex="normal"/>
    </style:style>
    <style:style style:name="T334" style:family="text">
      <style:text-properties fo:font-size="11pt" fo:font-style="italic" fo:font-weight="normal" officeooo:rsid="00c4d9c7" style:font-size-asian="9.60000038146973pt" style:font-style-asian="italic" style:font-weight-asian="normal" style:font-size-complex="11pt" style:font-style-complex="italic" style:font-weight-complex="normal"/>
    </style:style>
    <style:style style:name="T335" style:family="text">
      <style:text-properties fo:font-size="11pt" fo:font-style="italic" fo:font-weight="normal" officeooo:rsid="00c8d1ab" style:font-size-asian="9.60000038146973pt" style:font-style-asian="italic" style:font-weight-asian="normal" style:font-size-complex="11pt" style:font-style-complex="italic" style:font-weight-complex="normal"/>
    </style:style>
    <style:style style:name="T336" style:family="text">
      <style:text-properties fo:font-size="11pt" fo:font-style="italic" fo:font-weight="normal" officeooo:rsid="00ca8060" style:font-size-asian="9.60000038146973pt" style:font-style-asian="italic" style:font-weight-asian="normal" style:font-size-complex="11pt" style:font-style-complex="italic" style:font-weight-complex="normal"/>
    </style:style>
    <style:style style:name="T337" style:family="text">
      <style:text-properties fo:font-size="11pt" fo:font-style="italic" fo:font-weight="normal" officeooo:rsid="008ce650" style:font-size-asian="9.60000038146973pt" style:font-style-asian="italic" style:font-weight-asian="normal" style:font-size-complex="11pt" style:font-style-complex="italic" style:font-weight-complex="normal"/>
    </style:style>
    <style:style style:name="T338" style:family="text">
      <style:text-properties fo:font-size="11pt" fo:font-style="italic" fo:font-weight="normal" officeooo:rsid="0116530d" style:font-size-asian="9.60000038146973pt" style:font-style-asian="italic" style:font-weight-asian="normal" style:font-size-complex="11pt" style:font-style-complex="italic" style:font-weight-complex="normal"/>
    </style:style>
    <style:style style:name="T339" style:family="text">
      <style:text-properties fo:font-size="11pt" fo:font-style="italic" fo:font-weight="normal" officeooo:rsid="011d8966" style:font-size-asian="9.60000038146973pt" style:font-style-asian="italic" style:font-weight-asian="normal" style:font-size-complex="11pt" style:font-style-complex="italic" style:font-weight-complex="normal"/>
    </style:style>
    <style:style style:name="T340" style:family="text">
      <style:text-properties fo:font-size="11pt" fo:font-style="italic" fo:font-weight="normal" officeooo:rsid="01378980" style:font-size-asian="9.60000038146973pt" style:font-style-asian="italic" style:font-weight-asian="normal" style:font-size-complex="11pt" style:font-style-complex="italic" style:font-weight-complex="normal"/>
    </style:style>
    <style:style style:name="T341" style:family="text">
      <style:text-properties fo:font-size="11pt" fo:font-style="italic" fo:font-weight="normal" officeooo:rsid="014104a2" style:font-size-asian="9.60000038146973pt" style:font-style-asian="italic" style:font-weight-asian="normal" style:font-size-complex="11pt" style:font-style-complex="italic" style:font-weight-complex="normal"/>
    </style:style>
    <style:style style:name="T342" style:family="text">
      <style:text-properties fo:font-size="11pt" fo:font-style="italic" fo:font-weight="normal" officeooo:rsid="0146f691" style:font-size-asian="9.60000038146973pt" style:font-style-asian="italic" style:font-weight-asian="normal" style:font-size-complex="11pt" style:font-style-complex="italic" style:font-weight-complex="normal"/>
    </style:style>
    <style:style style:name="T343" style:family="text">
      <style:text-properties fo:font-size="11pt" fo:font-style="italic" fo:font-weight="normal" officeooo:rsid="014d6662" style:font-size-asian="9.60000038146973pt" style:font-style-asian="italic" style:font-weight-asian="normal" style:font-size-complex="11pt" style:font-style-complex="italic" style:font-weight-complex="normal"/>
    </style:style>
    <style:style style:name="T344" style:family="text">
      <style:text-properties fo:font-size="11pt" fo:font-style="italic" fo:font-weight="normal" officeooo:rsid="009e390a" fo:background-color="transparent" loext:char-shading-value="0" style:font-size-asian="9.60000038146973pt" style:font-style-asian="italic" style:font-weight-asian="normal" style:font-size-complex="11pt" style:font-style-complex="italic" style:font-weight-complex="normal"/>
    </style:style>
    <style:style style:name="T345" style:family="text">
      <style:text-properties fo:font-size="11pt" fo:font-style="italic" fo:font-weight="normal" officeooo:rsid="011e7e27" fo:background-color="transparent" loext:char-shading-value="0" style:font-size-asian="9.60000038146973pt" style:font-style-asian="italic" style:font-weight-asian="normal" style:font-size-complex="11pt" style:font-style-complex="italic" style:font-weight-complex="normal"/>
    </style:style>
    <style:style style:name="T346" style:family="text">
      <style:text-properties fo:font-size="11pt" fo:font-style="italic" fo:font-weight="normal" officeooo:rsid="00a5111a" fo:background-color="transparent" loext:char-shading-value="0" style:font-size-asian="9.60000038146973pt" style:font-style-asian="italic" style:font-weight-asian="normal" style:font-size-complex="11pt" style:font-style-complex="italic" style:font-weight-complex="normal"/>
    </style:style>
    <style:style style:name="T347" style:family="text">
      <style:text-properties fo:font-size="11pt" fo:font-style="italic" fo:font-weight="normal" officeooo:rsid="0123a1f5" fo:background-color="transparent" loext:char-shading-value="0" style:font-size-asian="9.60000038146973pt" style:font-style-asian="italic" style:font-weight-asian="normal" style:font-size-complex="11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7">Supervised learning</text:span><text:span text:style-name="T1">: Data has a target variable, can be regress or class. Loss includes cross-ent, mse. </text:span><text:span text:style-name="T109">Datapreproces</text:span>: 1.Bus understand, 2.Data understand(refer to 1 for cohe,3.Data prep,4.Modeling(refer to 3 for cohes),5.Eval, return to 1 if need, 6. Deployment. <text:span text:style-name="T110">Data clean: </text:span><text:span text:style-name="T111">noise, dirty, inconsistent, incomplete, duplicate, merging issue. </text:span><text:span text:style-name="T112">Ensures data ready for model, </text:span><text:span text:style-name="T113">GIGO</text:span><text:span text:style-name="T112">, elim human err. </text:span><text:span text:style-name="T110">Missing: </text:span><text:span text:style-name="T111">non-applic</text:span><text:span text:style-name="T113">able</text:span><text:span text:style-name="T111">, not disclosed, error when merging. </text:span><text:span text:style-name="T91">Delete</text:span><text:span text:style-name="T2"> when too many missing, </text:span><text:span text:style-name="T91">replace</text:span><text:span text:style-name="T2"> otherwise </text:span><text:span text:style-name="T3">(median, mode). </text:span><text:span text:style-name="T92">Outliers</text:span><text:span text:style-name="T3"> can be </text:span><text:span text:style-name="T92">out of distrib</text:span><text:span text:style-name="T3"> from sample size(remove, make note), or input error(treat as null). </text:span><text:span text:style-name="T93">Invalid outlier: </text:span><text:span text:style-name="T4">treat as missing (keep, del, repl), </text:span><text:span text:style-name="T107">V</text:span><text:span text:style-name="T93">alid outlier</text:span><text:span text:style-name="T4">: truncate(replace </text:span><text:span text:style-name="T6">outside</text:span><text:span text:style-name="T4"> </text:span><text:span text:style-name="T5">±3 </text:span><text:span text:style-name="T4">z-score</text:span><text:span text:style-name="T37">s</text:span><text:span text:style-name="T4"> with </text:span><text:span text:style-name="T5">mean±3sd,</text:span><text:span text:style-name="T6">or with median </text:span><text:span text:style-name="T5">±3s</text:span><text:span text:style-name="T6">d, </text:span><text:span text:style-name="T63">or by IQR, or sigmoid(logit)</text:span><text:span text:style-name="T43">)</text:span><text:span text:style-name="T6">. </text:span><text:span text:style-name="T68">MLE:</text:span><text:span text:style-name="T7">uses any distrib, asymptot unbiased, efficient, normally distributed towards inf, </text:span><text:span text:style-name="T38">func invariance </text:span><text:span text:style-name="T64">(est of resp = est of func)</text:span><text:span text:style-name="T7">. </text:span><text:span text:style-name="T104">Helps num est bc smalval, </text:span><text:span text:style-name="T108">assume sample + cases indepen</text:span><text:span text:style-name="T104">. </text:span><text:span text:style-name="T69">Logisreg: </text:span><text:span text:style-name="T8">logit= log(odds), </text:span><text:span text:style-name="T39">neg-effect when odds &lt; 1, pos-effect when odds &gt; 1.</text:span><text:span text:style-name="T8"> </text:span><text:span text:style-name="T70">Performmeasu: </text:span><text:span text:style-name="T9">mse, rmse, mae, mr</text:span><text:span text:style-name="T10">elative</text:span><text:span text:style-name="T9">e</text:span><text:span text:style-name="T63">rr </text:span><text:span text:style-name="T9">(mae/|y|).</text:span><text:span text:style-name="T95"> </text:span><text:span text:style-name="T96">Others:</text:span><text:span text:style-name="T16"> sens, spec,AUC. </text:span><text:span text:style-name="T71">Divsets: </text:span><text:span text:style-name="T11">train, valid, </text:span><text:span text:style-name="T12">test</text:span><text:span text:style-name="T15">(30%)</text:span><text:span text:style-name="T12">. </text:span><text:span text:style-name="T16">Strat=same distro b/t train,test set</text:span><text:span text:style-name="T12"> </text:span><text:span text:style-name="T94">Misuse test: </text:span><text:span text:style-name="T12">leak to training, rep missing with train median, </text:span><text:span text:style-name="T13">never select variables or hyperparam. </text:span><text:span text:style-name="T72">Condit err</text:span><text:span text:style-name="T13">(test err for current model) vs </text:span><text:span text:style-name="T72">exp test err</text:span><text:span text:style-name="T13">(test err for model type). </text:span><text:span text:style-name="T73">Bias-var:</text:span><text:span text:style-name="T14"> complex-&gt;bias0, highvar. </text:span><text:span text:style-name="T74">N-fo</text:span><text:span text:style-name="T75">ld</text:span><text:span text:style-name="T74">CV: </text:span><text:span text:style-name="T16">train on N-1, test on 1, rep N times. </text:span><text:span text:style-name="T17">Cverror over train set to est hyppar. </text:span><text:span text:style-name="T77">Splitting: </text:span><text:span text:style-name="T61">OoSamp: test is diff from train but on same type.</text:span><text:span text:style-name="T63">o.o.o</text:span><text:span text:style-name="T61">, Ootime: test later than train...</text:span><text:span text:style-name="T63">ooo</text:span><text:span text:style-name="T61">, OoUni: test not related to train, not same area inhabited;;;;. </text:span><text:span text:style-name="T76">A</text:span><text:span text:style-name="T78">UC multclass: </text:span><text:span text:style-name="T62">M1. n diff ROC, 1 for each class, calc overall AUC as weighted avg. M2. </text:span><text:span text:style-name="T114">n</text:span><text:span text:style-name="T62">C</text:span><text:span text:style-name="T114">2</text:span><text:span text:style-name="T62"> AUC, take avg. </text:span><text:span text:style-name="T79">Conf</text:span><text:span text:style-name="T77">u</text:span><text:span text:style-name="T79">mat: </text:span><text:span text:style-name="T46">acc = true/all, err = false/all, sens = TP/(TP+FN), spec = TN/(TN+FP). </text:span><text:span text:style-name="T80">Estim</text:span><text:span text:style-name="T18">: param =charac of pop </text:span><text:span text:style-name="T54">&amp; relation b/t input and output variab</text:span><text:span text:style-name="T18">, stat=summ of dataset, stats are used to estim param of distro of RV. </text:span><text:span text:style-name="T19">Estimand=param of interest, estimator=function to estimate. </text:span><text:span text:style-name="T97">Sampling distro=</text:span><text:span text:style-name="T20">distro of estimator. </text:span><text:span text:style-name="T81">Pred: </text:span><text:span text:style-name="T41">noise + uncert in mod param, </text:span><text:span text:style-name="T45">bias-variance, irreduc error</text:span><text:span text:style-name="T41">. </text:span><text:span text:style-name="T82">CLT: </text:span><text:span text:style-name="T21">RVs with finite va</text:span><text:span text:style-name="T63">r</text:span><text:span text:style-name="T21">, large </text:span><text:span text:style-name="T98">n: </text:span><text:span text:style-name="T21">mean converges to N</text:span><text:span text:style-name="T40">orm</text:span><text:span text:style-name="T21">(mu, sig</text:span><text:span text:style-name="T22">_xbar</text:span><text:span text:style-name="T21">). </text:span><text:span text:style-name="T99">sig_xbar = sig_x/sqrt(n). </text:span><text:span text:style-name="T83">CI’s</text:span><text:span text:style-name="T23"> won’t work with AUC (ranked measure), but work with normally distributed measures (mean, median, </text:span><text:span text:style-name="T63">var</text:span><text:span text:style-name="T65">[chi]</text:span><text:span text:style-name="T23">). </text:span><text:span text:style-name="T84">Bootstrap: </text:span><text:span text:style-name="T24">resample from training set with replacement, calculate delta_i=theta (minus) theta_i for each set. Theta is a stat from the original sample, theta_i is from bootstrapped samples. </text:span><text:span text:style-name="T60">Center over test set performance. </text:span><text:span text:style-name="T100">Does not make assumptions of distribution, CI’s asymp correct, </text:span><text:span text:style-name="T25">unstable w/ small </text:span><text:span text:style-name="T100">n</text:span><text:span text:style-name="T25">, computed slow </text:span><text:span text:style-name="T26">(</text:span><text:span text:style-name="T63">irl </text:span><text:span text:style-name="T26">usually use 10x10 CV </text:span><text:span text:style-name="T47">instead</text:span><text:span text:style-name="T26">), </text:span><text:span text:style-name="T47">only for uncert of param.</text:span><text:span text:style-name="T25"> </text:span><text:span text:style-name="T85">Tabular data: </text:span><text:span text:style-name="T27">linear mem model. </text:span><text:span text:style-name="T85">Data orientation: </text:span><text:span text:style-name="T101">Row: </text:span><text:span text:style-name="T28">For operat database, |c1|c2|c3|c1..., rand access(easy access to rows), easy modification </text:span><text:span text:style-name="T29">to rows</text:span><text:span text:style-name="T28">, searching a row is easy, values in the same row are close in space. </text:span><text:span text:style-name="T102">Column: </text:span><text:span text:style-name="T29">for analytics, |c1|c1|c1|c2|c2..., (single instruct, mult data ops are efficient), modifying columns faster, </text:span><text:span text:style-name="T30">uncompressed data less mem, compres data less mem – 3-4x less data, up to 100x process speed. </text:span><text:span text:style-name="T86">Feature selection: </text:span><text:span text:style-name="T31">subset select, shrinkage, dimension reduction. </text:span><text:span text:style-name="T87">Exhaustive : </text:span><text:span text:style-name="T48">goes through all possible, computationally heavy. </text:span><text:span text:style-name="T88">Sequential select: </text:span><text:span text:style-name="T32">forward, step</text:span><text:span text:style-name="T33">(decide b/t add or lose each step)</text:span><text:span text:style-name="T32">, backward. (greedy search, not optimal solution, </text:span><text:span text:style-name="T49">can disagree with each other</text:span><text:span text:style-name="T32">).</text:span><text:span text:style-name="T105"> </text:span><text:span text:style-name="T106">Loss evaluation:</text:span><text:span text:style-name="T49"> logL, AUC, accuracy.</text:span><text:span text:style-name="T32"> </text:span><text:span text:style-name="T67">Regularization</text:span><text:span text:style-name="T1">: </text:span><text:span text:style-name="T31">|L</text:span><text:span text:style-name="T1">ASSO|, Ridge</text:span><text:span text:style-name="T115">2</text:span><text:span text:style-name="T1">, ElasticNet (Combo of both). </text:span><text:span text:style-name="T90">Lambda</text:span><text:span text:style-name="T1"> is a hyperparameter set to define the configurable part of a model’s learning process, </text:span><text:span text:style-name="T34">your choice, must be tuned using CV, </text:span><text:span text:style-name="T50">(</text:span><text:span text:style-name="T36">as lambda gets larger, variance decreases, bias increases</text:span><text:span text:style-name="T50">)</text:span><text:span text:style-name="T34">. </text:span><text:span text:style-name="T103">Ridge: </text:span><text:span text:style-name="T35">must normalize variables, rarely to 0, eliminates correlations, </text:span><text:span text:style-name="T36">cannot be used when more variables than samples, </text:span><text:span text:style-name="T51">better if many large param of sim value, variables can be correlated, </text:span><text:span text:style-name="T53">best when OLS has high var, only one model for each lambda</text:span><text:span text:style-name="T35">. </text:span><text:span text:style-name="T103">LASSO: </text:span><text:span text:style-name="T35">can put variables to 0, does not allow for correlation, more sensitive and difficult to optimize, must normalize variables, </text:span><text:span text:style-name="T36">can be used when more variables than samples, </text:span><text:span text:style-name="T52">better if small number of significant parameters</text:span><text:span text:style-name="T35">. </text:span><text:span text:style-name="T89">Pipeline steps: </text:span><text:span text:style-name="T42">1. </text:span><text:span text:style-name="T43">packages, load data, </text:span><text:span text:style-name="T55">drop irrelevant data</text:span><text:span text:style-name="T43">. 2. Split data. 3. clean data </text:span><text:span text:style-name="T57">of bad input</text:span><text:span text:style-name="T43"> </text:span><text:span text:style-name="T56">(replace </text:span><text:span text:style-name="T58">random invalid </text:span><text:span text:style-name="T56">outliers with null)</text:span><text:span text:style-name="T43">. 4. </text:span><text:span text:style-name="T57">clean valid outliers: </text:span><text:span text:style-name="T58">[</text:span><text:span text:style-name="T44">(</text:span><text:span text:style-name="T43">truncate by z-scores, IQR, or sigmoid transform), </text:span><text:span text:style-name="T44">(apply median of train to test </text:span><text:span text:style-name="T45">null/missing</text:span><text:span text:style-name="T44">)</text:span><text:span text:style-name="T58">]</text:span><text:span text:style-name="T43"> 5. </text:span><text:span text:style-name="T58">Scale features. 6. train model, find hyperparam using CV, tune elasticnet using CV for ratio. 7. generate predictions and probabilities, calculate test set performance. For classification, use AUC, for regression use MSE. </text:span><text:span text:style-name="T59">8. Evaluate model performance using bootstrap centred over test set performance.</text:span></text:p>
      <text:p text:style-name="P2"><text:span text:style-name="T118">T</text:span><text:span text:style-name="T119">re</text:span><text:span text:style-name="T120">e</text:span><text:span text:style-name="T119">s: </text:span><text:span text:style-name="T136">fit cnsnt to ech rec</text:span><text:span text:style-name="T137">t</text:span><text:span text:style-name="T136">.</text:span><text:span text:style-name="T311">Pros:</text:span><text:span text:style-name="T138"> fl</text:span><text:span text:style-name="T139">x</text:span><text:span text:style-name="T138">, n-param, invar to scle/categ, intrprt. </text:span><text:span text:style-name="T311">Cons: </text:span><text:span text:style-name="T138">ovrfit(</text:span><text:span text:style-name="T137">use </text:span><text:span text:style-name="T138">CV), no</text:span><text:span text:style-name="T139">t</text:span><text:span text:style-name="T138">smth, </text:span><text:span text:style-name="T140">hvar</text:span><text:span text:style-name="T138">. </text:span><text:span text:style-name="T312">Bag: </text:span><text:span text:style-name="T141">1. Btstr</text:span><text:span text:style-name="T142">p,</text:span><text:span text:style-name="T143"> Split on feat shown 2. each tree has own </text:span><text:span text:style-name="T142">est</text:span><text:span text:style-name="T143">, 3. avg tr</text:span><text:span text:style-name="T144">es</text:span><text:span text:style-name="T143">. </text:span><text:span text:style-name="T144">Var of avg dcrse,</text:span><text:span text:style-name="T145"> vec of prop</text:span><text:span text:style-name="T144">or</text:span><text:span text:style-name="T145"> of tres </text:span><text:span text:style-name="T144">vote for</text:span><text:span text:style-name="T145"> clss </text:span><text:span text:style-name="T144">i</text:span><text:span text:style-name="T145">. </text:span><text:span text:style-name="T146">trees </text:span><text:span text:style-name="T147">cor</text:span><text:span text:style-name="T146">. </text:span><text:span text:style-name="T313">RF: </text:span><text:span text:style-name="T148">each spl rand subset. </text:span><text:span text:style-name="T149">Red</text:span><text:span text:style-name="T188">u</text:span><text:span text:style-name="T149"> cor, bias, var; </text:span><text:span text:style-name="T188">meas import</text:span><text:span text:style-name="T149">, </text:span><text:span text:style-name="T150">resi to overfit; </text:span><text:span text:style-name="T230">n\</text:span><text:span text:style-name="T150">hyp</text:span><text:span text:style-name="T230">p</text:span><text:span text:style-name="T150">rm, stndrd; </text:span><text:span text:style-name="T200">paral</text:span><text:span text:style-name="T150">. OOBag: not in btstr</text:span><text:span text:style-name="T189">p</text:span><text:span text:style-name="T150"> data, </text:span><text:span text:style-name="T190">shld be</text:span><text:span text:style-name="T150"> stab. </text:span><text:span text:style-name="T314">Boost: </text:span><text:span text:style-name="T151">stump/</text:span><text:span text:style-name="T191">bfunc</text:span><text:span text:style-name="T151"> </text:span><text:span text:style-name="T188">(wk learn)</text:span><text:span text:style-name="T151"> to </text:span><text:span text:style-name="T192">rewgt</text:span><text:span text:style-name="T151">, </text:span><text:span text:style-name="T192">fit +1, </text:span><text:span text:style-name="T230">n\</text:span><text:span text:style-name="T193">chng others, </text:span><text:span text:style-name="T196">steep red loss</text:span><text:span text:style-name="T192">; </text:span><text:span text:style-name="T194">wklear </text:span><text:span text:style-name="T293">hi </text:span><text:span text:style-name="T195">bias.</text:span><text:span text:style-name="T151"> </text:span><text:span text:style-name="T198">[</text:span><text:span text:style-name="T152">Graddesc</text:span><text:span text:style-name="T198">]</text:span><text:span text:style-name="T152">: </text:span><text:span text:style-name="T196">fit </text:span><text:span text:style-name="T197">tree </text:span><text:span text:style-name="T152">to -grad</text:span><text:span text:style-name="T197">(res)of loss w/ wklearn,LS;</text:span><text:span text:style-name="T152"> </text:span><text:span text:style-name="T199">robust to s data.</text:span><text:span text:style-name="T152"> </text:span><text:span text:style-name="T126">Intprt</text:span><text:span text:style-name="T153">: </text:span><text:span text:style-name="T337">whitebox</text:span><text:span text:style-name="T153">: show </text:span><text:span text:style-name="T201">outpt</text:span><text:span text:style-name="T153"> pat</text:span><text:span text:style-name="T201">h</text:span><text:span text:style-name="T153"> (trees, glms), </text:span><text:span text:style-name="T337">blackbox</text:span><text:span text:style-name="T153">: not show pattern (neuralnet, boost, rf); </text:span><text:span text:style-name="T203">[</text:span><text:span text:style-name="T202">imp</text:span><text:span text:style-name="T211">or</text:span><text:span text:style-name="T203">]</text:span><text:span text:style-name="T202">: </text:span><text:span text:style-name="T203">Gini, </text:span><text:span text:style-name="T230">h</text:span><text:span text:style-name="T279">i bttr,</text:span><text:span text:style-name="T154"> </text:span><text:span text:style-name="T230">n\</text:span><text:span text:style-name="T154">explan of </text:span><text:span text:style-name="T203">1</text:span><text:span text:style-name="T154">; </text:span><text:span text:style-name="T203">[</text:span><text:span text:style-name="T154">Shap</text:span><text:span text:style-name="T203">]</text:span><text:span text:style-name="T154">: </text:span><text:span text:style-name="T204">wght avg marg contrib, </text:span><text:span text:style-name="T205">NP-h</text:span><text:span text:style-name="T154">; </text:span><text:span text:style-name="T206">{</text:span><text:span text:style-name="T154">TreeSHAP</text:span><text:span text:style-name="T206">}</text:span><text:span text:style-name="T315">: </text:span><text:span text:style-name="T206">calc ovr tree cut </text:span><text:span text:style-name="T207">only</text:span><text:span text:style-name="T154">; <text:s/></text:span><text:span text:style-name="T208">additive:shap of sbst=</text:span><text:span text:style-name="T230">sum</text:span><text:span text:style-name="T279">\each</text:span><text:span text:style-name="T154"> consistent: larger data&gt;</text:span><text:span text:style-name="T209">import </text:span><text:span text:style-name="T154">sm, miss</text:span><text:span text:style-name="T209">i</text:span><text:span text:style-name="T154">: </text:span><text:span text:style-name="T210">import=</text:span><text:span text:style-name="T293">0 </text:span><text:span text:style-name="T294">if </text:span><text:span text:style-name="T210">shap=0</text:span><text:span text:style-name="T154">. </text:span><text:span text:style-name="T121">Dimred: </text:span><text:span text:style-name="T316">PCA:</text:span><text:span text:style-name="T155"> </text:span><text:span text:style-name="T241">lin-combo of feat, </text:span><text:span text:style-name="T212">max var dir, dec </text:span><text:span text:style-name="T155">var/PC; </text:span><text:span text:style-name="T213">PCs are uncorrl, but feats may be </text:span><text:span text:style-name="T214">corr; nse reduc/compr, ft detect</text:span><text:span text:style-name="T155">, vis mdim vec;</text:span><text:span text:style-name="T215">e</text:span><text:span text:style-name="T231">ig</text:span><text:span text:style-name="T215">vec:len(1), orthog. </text:span><text:span text:style-name="T216">[</text:span><text:span text:style-name="T156">SVD</text:span><text:span text:style-name="T216">]</text:span><text:span text:style-name="T317">: </text:span><text:span text:style-name="T156">iso frces </text:span><text:span text:style-name="T278">&amp; nse</text:span><text:span text:style-name="T156"> on func, </text:span><text:span text:style-name="T157">exists. </text:span><text:span text:style-name="T219">[</text:span><text:span text:style-name="T157">Sprs</text:span><text:span text:style-name="T219">e]</text:span><text:span text:style-name="T157">: lasso reg on </text:span><text:span text:style-name="T218">latent </text:span><text:span text:style-name="T157">vect to </text:span><text:span text:style-name="T217">algn </text:span><text:span text:style-name="T157">main axes, </text:span><text:span text:style-name="T220">reg on e</text:span><text:span text:style-name="T223">ig</text:span><text:span text:style-name="T220">vect to invlv few otpt vrbles;</text:span><text:span text:style-name="T157">PCs </text:span><text:span text:style-name="T221">incl 0 in coef,&lt;</text:span><text:span text:style-name="T278">=</text:span><text:span text:style-name="T157">cmpr</text:span><text:span text:style-name="T222">s</text:span><text:span text:style-name="T157">. </text:span><text:span text:style-name="T318">LSA/</text:span><text:span text:style-name="T319">NMF</text:span><text:span text:style-name="T157">: </text:span><text:span text:style-name="T158">Tf-idf</text:span><text:span text:style-name="T227">=</text:span><text:span text:style-name="T158">freq/# of docs, ‘the’ has low tf-idf; wgt &amp; dta&gt;</text:span><text:span text:style-name="T224">0</text:span><text:span text:style-name="T158">, clust </text:span><text:span text:style-name="T225">w/ frob norm</text:span><text:span text:style-name="T158">, </text:span><text:span text:style-name="T232">n\</text:span><text:span text:style-name="T158">unique, </text:span><text:span text:style-name="T225">can apply sprse; </text:span><text:span text:style-name="T226">len(vect) is strgth of assoc</text:span><text:span text:style-name="T158">;</text:span><text:span text:style-name="T159"> </text:span><text:span text:style-name="T226">cntrg refl dir=most var, </text:span><text:span text:style-name="T232">n\</text:span><text:span text:style-name="T228">alwys applic</text:span><text:span text:style-name="T226">. </text:span><text:span text:style-name="T122">Manif: </text:span><text:span text:style-name="T229">mod dist loclly </text:span><text:span text:style-name="T232">to cmprs</text:span><text:span text:style-name="T159">, </text:span><text:span text:style-name="T320">t-SNE: </text:span><text:span text:style-name="T159">def pdistro around each point, </text:span><text:span text:style-name="T234">proj into low dim whil pres dist</text:span><text:span text:style-name="T159">, </text:span><text:span text:style-name="T235">los=K-L-Div;</text:span><text:span text:style-name="T159"> </text:span><text:span text:style-name="T233">[</text:span><text:span text:style-name="T161">perplexity</text:span><text:span text:style-name="T233">] </text:span><text:span text:style-name="T161">=how well pdistro pred</text:span><text:span text:style-name="T235">s</text:span><text:span text:style-name="T161"> sample, </text:span><text:span text:style-name="T236">[epoch]= steps</text:span><text:span text:style-name="T161">; </text:span><text:span text:style-name="T236">n\</text:span><text:span text:style-name="T161">sc</text:span><text:span text:style-name="T236">labl</text:span><text:span text:style-name="T161">, </text:span><text:span text:style-name="T237">n\sprse direct’first PCA, only locl struc</text:span><text:span text:style-name="T161">c. </text:span><text:span text:style-name="T321">UMAP: </text:span><text:span text:style-name="T237">expdistro, any dist use k-nn; </text:span><text:span text:style-name="T238">loss=BinXentr; </text:span><text:span text:style-name="T160">scl</text:span><text:span text:style-name="T237">abl </text:span><text:span text:style-name="T238">to &gt;3 dim</text:span><text:span text:style-name="T160">, sprse </text:span><text:span text:style-name="T239">direct, effici</text:span><text:span text:style-name="T160">. </text:span><text:span text:style-name="T123">Clst</text:span><text:span text:style-name="T127">r</text:span><text:span text:style-name="T123">ng</text:span><text:span text:style-name="T160">: </text:span><text:span text:style-name="T240">no feat more imp, hard to eval, </text:span><text:span text:style-name="T241">scle bf use.</text:span><text:span text:style-name="T160"> </text:span><text:span text:style-name="T322">K-</text:span><text:span text:style-name="T323">means: </text:span><text:span text:style-name="T242">NP-hard, </text:span><text:span text:style-name="T243">locl opt only, </text:span><text:span text:style-name="T244">set cap to K, </text:span><text:span text:style-name="T245">limtd by init assn</text:span><text:span text:style-name="T162">. </text:span><text:span text:style-name="T244">[elbow]: </text:span><text:span text:style-name="T163">K </text:span><text:span text:style-name="T245">= curvature of mse-K chart; [</text:span><text:span text:style-name="T164">silhouette</text:span><text:span text:style-name="T245">]: dist points in clust vs oth clus</text:span><text:span text:style-name="T246">t; </text:span><text:span text:style-name="T165">sim l</text:span><text:span text:style-name="T246">en</text:span><text:span text:style-name="T165">, w</text:span><text:span text:style-name="T246">id</text:span><text:span text:style-name="T165"> w/ &gt;</text:span><text:span text:style-name="T246">0,</text:span><text:span text:style-name="T247">ez to +,bias-&gt;round</text:span><text:span text:style-name="T164">. </text:span><text:span text:style-name="T338">Agglo/</text:span><text:span text:style-name="T339">hier </text:span><text:span text:style-name="T338">clust: </text:span><text:span text:style-name="T248">pair dist, combine until 1, ret all clust (hierarch clust), </text:span><text:span text:style-name="T249">n-1 stps, </text:span><text:span text:style-name="T250">bttm-up</text:span><text:span text:style-name="T249">;</text:span><text:span text:style-name="T324"> </text:span><text:span text:style-name="T165">tree like on si</text:span><text:span text:style-name="T295">milarity, n</text:span><text:span text:style-name="T296">\ez to +.</text:span><text:span text:style-name="T295"> </text:span><text:span text:style-name="T297">[</text:span><text:span text:style-name="T298">Linkages</text:span><text:span text:style-name="T297">]:{</text:span><text:span text:style-name="T298">single</text:span><text:span text:style-name="T297">}</text:span><text:span text:style-name="T298">: </text:span><text:span text:style-name="T299">min dist bt two p in </text:span><text:span text:style-name="T300">diff</text:span><text:span text:style-name="T299"> clust, </text:span><text:span text:style-name="T297">fav </text:span><text:span text:style-name="T300">lng clust</text:span><text:span text:style-name="T297">;</text:span><text:span text:style-name="T299"> </text:span><text:span text:style-name="T297">{</text:span><text:span text:style-name="T299">complete</text:span><text:span text:style-name="T297">}</text:span><text:span text:style-name="T299">: max dist bt two p, </text:span><text:span text:style-name="T300">fav cmpct;</text:span><text:span text:style-name="T299"> </text:span><text:span text:style-name="T300">{</text:span><text:span text:style-name="T299">average</text:span><text:span text:style-name="T300">}</text:span><text:span text:style-name="T299">: avg dist bt all p. </text:span><text:span text:style-name="T344">Sp</text:span><text:span text:style-name="T345">ctrl </text:span><text:span text:style-name="T344">clust: <text:s/></text:span><text:span text:style-name="T301">for non-cnvx data, </text:span><text:span text:style-name="T302">data as ndes w/ pair sim;</text:span><text:span text:style-name="T301"> </text:span><text:span text:style-name="T303">[grph laplac]:</text:span><text:span text:style-name="T304"> eigenval to </text:span><text:span text:style-name="T302">redu dim bf clust;</text:span><text:span text:style-name="T304"> </text:span><text:span text:style-name="T305">Lplcn mat-&gt;L=D</text:span><text:span text:style-name="T302">(deg)</text:span><text:span text:style-name="T305">-W</text:span><text:span text:style-name="T302">(adjac)</text:span><text:span text:style-name="T305">. </text:span><text:span text:style-name="T302">[steps]: {</text:span><text:span text:style-name="T133">1. </text:span><text:span text:style-name="T302">sim grph, lplc,</text:span><text:span text:style-name="T133"> 2.</text:span><text:span text:style-name="T302">k eigvect,</text:span><text:span text:style-name="T133"> 3.</text:span><text:span text:style-name="T302">emb data to lo dim,</text:span><text:span text:style-name="T133"> 4.</text:span><text:span text:style-name="T302">app k-m, obt clst}; </text:span><text:span text:style-name="T306">[cnsdr]: chse k for cnnctvty, opt k=gap bt eigval, norm lplc rbst to irreg deg distr; [p&amp;c]: smpl,hndl arb clst shpe; sens to k chsn, comp exp.</text:span><text:span text:style-name="T134"> </text:span><text:span text:style-name="T135">Neunet</text:span><text:span text:style-name="T307">: </text:span><text:span text:style-name="T308">wgt stores knwldg, acq by learn;</text:span><text:span text:style-name="T307"> </text:span><text:span text:style-name="T346">s</text:span><text:span text:style-name="T347">truc</text:span><text:span text:style-name="T309">: input-hidd-output, trans func </text:span><text:span text:style-name="T310">deliv otpt to</text:span><text:span text:style-name="T251"> next layer;</text:span><text:span text:style-name="T166"> </text:span><text:span text:style-name="T325">Trans func</text:span><text:span text:style-name="T167">: </text:span><text:span text:style-name="T252">shape neunet, speed, otpt; </text:span><text:span text:style-name="T167">monotonic,m</text:span><text:span text:style-name="T253">b</text:span><text:span text:style-name="T167"> diff;</text:span><text:span text:style-name="T253">[ex transfunc]: {softmax}: logis to multnom, </text:span><text:span text:style-name="T254">each clas has own wght vect; {hyp tan activ}: </text:span><text:span text:style-name="T255">cmplx to optim, can be both pos/neg; {ReLU}: ez calc, </text:span><text:span text:style-name="T256">reg at modl lvl, flat to slope</text:span><text:span text:style-name="T168">. </text:span><text:span text:style-name="T326">Loss func</text:span><text:span text:style-name="T168">: </text:span><text:span text:style-name="T257">trn on btchs ,</text:span><text:span text:style-name="T258">set=epoch; </text:span><text:span text:style-name="T169">trained on stograddesc; </text:span><text:span text:style-name="T259">[opt func]: backprop: how chng to wgt affct err, l</text:span><text:span text:style-name="T260">rn rte adj how much.</text:span><text:span text:style-name="T169"> </text:span><text:span text:style-name="T327">Conv</text:span><text:span text:style-name="T340">n</text:span><text:span text:style-name="T327">et: </text:span><text:span text:style-name="T261">b</text:span><text:span text:style-name="T263">u</text:span><text:span text:style-name="T261">lt w/ conv layr; </text:span><text:span text:style-name="T262">[neuron]: 1 sgmnt of img;</text:span><text:span text:style-name="T170"> </text:span><text:span text:style-name="T262">[</text:span><text:span text:style-name="T171">conv</text:span><text:span text:style-name="T262">]: </text:span><text:span text:style-name="T171">dot</text:span><text:span text:style-name="T262">prod</text:span><text:span text:style-name="T171"> two filter, </text:span><text:span text:style-name="T172">l</text:span><text:span text:style-name="T263">rg</text:span><text:span text:style-name="T172"># = lrg </text:span><text:span text:style-name="T263">chnc mtch</text:span><text:span text:style-name="T172">; </text:span><text:span text:style-name="T263">[spat hier]: </text:span><text:span text:style-name="T173">init layers b</text:span><text:span text:style-name="T263">a</text:span><text:span text:style-name="T173">sc, deep </text:span><text:span text:style-name="T263">lrn frm basc;</text:span><text:span text:style-name="T173"> </text:span><text:span text:style-name="T263">n\usefl on struc data, gd for img,aud,txt;</text:span><text:span text:style-name="T173"> </text:span><text:span text:style-name="T265">[</text:span><text:span text:style-name="T264">Convolayer</text:span><text:span text:style-name="T265">]</text:span><text:span text:style-name="T328">: </text:span><text:span text:style-name="T265">{</text:span><text:span text:style-name="T174">padding</text:span><text:span text:style-name="T265">}</text:span><text:span text:style-name="T174">: 0’s to </text:span><text:span text:style-name="T265">cornr </text:span><text:span text:style-name="T174">filt; </text:span><text:span text:style-name="T266">{</text:span><text:span text:style-name="T174">strde</text:span><text:span text:style-name="T266">}</text:span><text:span text:style-name="T174">: </text:span><text:span text:style-name="T266">sm=more feat, lrg=less calc;</text:span><text:span text:style-name="T174"> </text:span><text:span text:style-name="T266">{</text:span><text:span text:style-name="T174">pling</text:span><text:span text:style-name="T266">}</text:span><text:span text:style-name="T174">: </text:span><text:span text:style-name="T266">dwnsmpl to reduc nse</text:span><text:span text:style-name="T174">. </text:span><text:span text:style-name="T329">Inputlay: </text:span><text:span text:style-name="T267">vect w/ 1 vari/neur; [tnsr]: </text:span><text:span text:style-name="T268">genrlztn of mat to undef dim, lyr rep by tnsr; </text:span><text:span text:style-name="T269">[unstruc data]: {embd}: trnsfm of input, prsrve unstruc info; [img]: use chnnls V(colours), inpt reslt in 3D-tnsr V_hwc for hgt,wid,chnnl; dwnsmpl </text:span><text:span text:style-name="T270">to red cmplx</text:span><text:span text:style-name="T175">. </text:span><text:span text:style-name="T330">Arch</text:span><text:span text:style-name="T341">c</text:span><text:span text:style-name="T330">t</text:span><text:span text:style-name="T124">: </text:span><text:span text:style-name="T271">[</text:span><text:span text:style-name="T175">ZFNet</text:span><text:span text:style-name="T271">]</text:span><text:span text:style-name="T330">: </text:span><text:span text:style-name="T271">2d img,</text:span><text:span text:style-name="T175"> </text:span><text:span text:style-name="T271">[</text:span><text:span text:style-name="T175">VGG</text:span><text:span text:style-name="T271">]</text:span><text:span text:style-name="T330">: </text:span><text:span text:style-name="T175">3x3 maps </text:span><text:span text:style-name="T271">16x</text:span><text:span text:style-name="T175">, 3 dnse lay </text:span><text:span text:style-name="T271">aftr pool</text:span><text:span text:style-name="T175">, softmax </text:span><text:span text:style-name="T271">otpt; hier rep best fr</text:span><text:span text:style-name="T175"> classif; </text:span><text:span text:style-name="T271">[</text:span><text:span text:style-name="T175">GLeNet</text:span><text:span text:style-name="T271">]</text:span><text:span text:style-name="T330">: </text:span><text:span text:style-name="T175">sri</text:span><text:span text:style-name="T272">a</text:span><text:span text:style-name="T175">lzs lay </text:span><text:span text:style-name="T272">by put &gt;1 filt then pool</text:span><text:span text:style-name="T175">; </text:span><text:span text:style-name="T272">[</text:span><text:span text:style-name="T175">ResNet</text:span><text:span text:style-name="T272">]</text:span><text:span text:style-name="T330">: </text:span><text:span text:style-name="T175">skip connect to avoid 0 grad/</text:span><text:span text:style-name="T273">van grad</text:span><text:span text:style-name="T175">; </text:span><text:span text:style-name="T274">Use trnsltn invar to augmt train data; drpot to set 0 wgt aft dnse/ conv lyr, </text:span><text:span text:style-name="T275">drp 40-60% red ovrft.</text:span><text:span text:style-name="T176"> </text:span><text:span text:style-name="T125">LLMs</text:span><text:span text:style-name="T177">: </text:span><text:span text:style-name="T331">Attn </text:span><text:span text:style-name="T342">ops</text:span><text:span text:style-name="T331">: </text:span><text:span text:style-name="T276">pr</text:span><text:span text:style-name="T277">vde</text:span><text:span text:style-name="T276"> rlvnc </text:span><text:span text:style-name="T277">fr</text:span><text:span text:style-name="T276"> </text:span><text:span text:style-name="T277">i</text:span><text:span text:style-name="T276">npt;</text:span><text:span text:style-name="T332"> </text:span><text:span text:style-name="T277">{</text:span><text:span text:style-name="T128">1</text:span><text:span text:style-name="T178">.calc inpt, </text:span><text:span text:style-name="T128">2</text:span><text:span text:style-name="T178">.</text:span><text:span text:style-name="T277">wgt scre of hid stte</text:span><text:span text:style-name="T178">, </text:span><text:span text:style-name="T128">3</text:span><text:span text:style-name="T178">.use smx to</text:span><text:span text:style-name="T277">+</text:span><text:span text:style-name="T178">w</text:span><text:span text:style-name="T277">g</text:span><text:span text:style-name="T178">t </text:span><text:span text:style-name="T277">to scre</text:span><text:span text:style-name="T178">, </text:span><text:span text:style-name="T128">4</text:span><text:span text:style-name="T178">.rewgt hid stt</text:span><text:span text:style-name="T277">e</text:span><text:span text:style-name="T178">s, </text:span><text:span text:style-name="T128">5</text:span><text:span text:style-name="T178">.sum vect</text:span><text:span text:style-name="T277">s</text:span><text:span text:style-name="T178">-&gt;cntxt vect, </text:span><text:span text:style-name="T129">6</text:span><text:span text:style-name="T178">. </text:span><text:span text:style-name="T277">cntxt vect-&gt;dcde inpt</text:span><text:span text:style-name="T331">.</text:span><text:span text:style-name="T277">}</text:span><text:span text:style-name="T278"> </text:span><text:span text:style-name="T333">Trnsfrm</text:span><text:span text:style-name="T342">r</text:span><text:span text:style-name="T333">: </text:span><text:span text:style-name="T179">MHSA app</text:span><text:span text:style-name="T278">s</text:span><text:span text:style-name="T179"> attn </text:span><text:span text:style-name="T278">seq in stckd enc/dec, mult tmes w/ diff wgt, dnt nd </text:span><text:span text:style-name="T282">mny </text:span><text:span text:style-name="T278">h</text:span><text:span text:style-name="T282">e</text:span><text:span text:style-name="T278">ds</text:span><text:span text:style-name="T179">;</text:span><text:span text:style-name="T283">[</text:span><text:span text:style-name="T282">enc</text:span><text:span text:style-name="T283">],</text:span><text:span text:style-name="T282"> </text:span><text:span text:style-name="T283">[</text:span><text:span text:style-name="T281">slf-attn</text:span><text:span text:style-name="T283">]</text:span><text:span text:style-name="T281">: </text:span><text:span text:style-name="T283">{</text:span><text:span text:style-name="T130">1</text:span><text:span text:style-name="T180">.Splt </text:span><text:span text:style-name="T280">otpt of enc to heds</text:span><text:span text:style-name="T180">, </text:span><text:span text:style-name="T280">X otput w/ wgt mat for qry, val, key; </text:span><text:span text:style-name="T131">2.</text:span><text:span text:style-name="T280"> calc attn w/ rslt q,k,v mat; </text:span><text:span text:style-name="T131">3. </text:span><text:span text:style-name="T280">cat mats, X w/ fin wgt mat to prdce otpt of lay </text:span><text:span text:style-name="T282">into fed-frwrd lay of enc</text:span><text:span text:style-name="T280">.</text:span><text:span text:style-name="T283">}</text:span><text:span text:style-name="T180"> </text:span><text:span text:style-name="T283">[</text:span><text:span text:style-name="T181">Dcdr</text:span><text:span text:style-name="T283">]</text:span><text:span text:style-name="T181">: </text:span><text:span text:style-name="T282">stckd to gen bttr; </text:span><text:span text:style-name="T283">{</text:span><text:span text:style-name="T182">mskd otpt vec</text:span><text:span text:style-name="T283">}</text:span><text:span text:style-name="T282">: otpt of enc to evry dcdr; </text:span><text:span text:style-name="T182">hid words </text:span><text:span text:style-name="T282">&amp; mix w/ enc inpt usng attn ops. </text:span><text:span text:style-name="T283">[</text:span><text:span text:style-name="T183">ntwrk tops</text:span><text:span text:style-name="T283">]</text:span><text:span text:style-name="T183">: </text:span><text:span text:style-name="T282">to pred, reg, trnslte.</text:span><text:span text:style-name="T183"> </text:span><text:span text:style-name="T334">LLMs: </text:span><text:span text:style-name="T184">lrg stck of enc/</text:span><text:span text:style-name="T283">dec</text:span><text:span text:style-name="T184"> trnsfrmr</text:span><text:span text:style-name="T283">s to pred nxt wrd</text:span><text:span text:style-name="T184">. </text:span><text:span text:style-name="T283">[</text:span><text:span text:style-name="T185">auto-reg</text:span><text:span text:style-name="T283">]</text:span><text:span text:style-name="T185">: </text:span><text:span text:style-name="T284">cntxt addd to inpt, pen when fail recnstrct;</text:span><text:span text:style-name="T185"> </text:span><text:span text:style-name="T284">[</text:span><text:span text:style-name="T185">hum fdbck</text:span><text:span text:style-name="T284">]</text:span><text:span text:style-name="T185">: </text:span><text:span text:style-name="T284">{</text:span><text:span text:style-name="T186">hlp,hon,hrmles</text:span><text:span text:style-name="T284">}; {</text:span><text:span text:style-name="T132">1.</text:span><text:span text:style-name="T284">sprvsd mod (prmpt, lbl dsrd behav), </text:span><text:span text:style-name="T132">2. </text:span><text:span text:style-name="T284">rwrd mod (lbl bst-wrst), </text:span><text:span text:style-name="T132">3. </text:span><text:span text:style-name="T284">opt polcy agnst rwrd mod w/ reinfrce lrnng (tune to max rwrd)}</text:span><text:span text:style-name="T186">. </text:span><text:span text:style-name="T343">T</text:span><text:span text:style-name="T335">une </text:span><text:span text:style-name="T343">LLM</text:span><text:span text:style-name="T335">: </text:span><text:span text:style-name="T285">[</text:span><text:span text:style-name="T284">quantiztn</text:span><text:span text:style-name="T285">]</text:span><text:span text:style-name="T284">:</text:span><text:span text:style-name="T286">r</text:span><text:span text:style-name="T285">edu</text:span><text:span text:style-name="T286"> prcsn of </text:span><text:span text:style-name="T285">sm</text:span><text:span text:style-name="T286"> l</text:span><text:span text:style-name="T285">ay</text:span><text:span text:style-name="T286"> w/</text:span><text:span text:style-name="T285">o</text:span><text:span text:style-name="T286"> alt </text:span><text:span text:style-name="T285">og param</text:span><text:span text:style-name="T286">;</text:span><text:span text:style-name="T336"> </text:span><text:span text:style-name="T187">QloRA: back-prop grad </text:span><text:span text:style-name="T285">thrgh 4bt mod into </text:span><text:span text:style-name="T187">lo rnk adpt </text:span><text:span text:style-name="T287">in fp4 frm</text:span><text:span text:style-name="T187">,</text:span><text:span text:style-name="T287"> flot=exp +mntssa.</text:span><text:span text:style-name="T187"> GPTQ: </text:span><text:span text:style-name="T287">qntze by cmprs lay w/ lst qntztn, min SSE</text:span><text:span text:style-name="T187">, GGUF:cpu </text:span><text:span text:style-name="T287">opt, AWQ: spd, not all wgt eql. </text:span><text:span text:style-name="T288">[pckgs, splt, cln </text:span><text:span text:style-name="T289">(otlr,scle)</text:span><text:span text:style-name="T288">,dl trnd mod,</text:span><text:span text:style-name="T291">prmpt eng, </text:span><text:span text:style-name="T288">toknze,t</text:span><text:span text:style-name="T290">u</text:span><text:span text:style-name="T288">n</text:span><text:span text:style-name="T290">e</text:span><text:span text:style-name="T288"> hyp, trn on dta,gen pred, eval on mae/r2/</text:span><text:span text:style-name="T292">auc</text:span><text:span text:style-name="T288">, shap val</text:span><text:span text:style-name="T29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6:10:00.647000000</meta:creation-date>
    <meta:editing-duration>P1DT15H22M28S</meta:editing-duration>
    <meta:editing-cycles>96</meta:editing-cycles>
    <meta:generator>LibreOffice/7.5.2.2$Windows_X86_64 LibreOffice_project/53bb9681a964705cf672590721dbc85eb4d0c3a2</meta:generator>
    <dc:title>note taking</dc:title>
    <dc:date>2025-04-15T12:29:02.986000000</dc:date>
    <meta:print-date>2025-02-27T10:53:44.072000000</meta:print-date>
    <meta:document-statistic meta:table-count="0" meta:image-count="0" meta:object-count="0" meta:page-count="2" meta:paragraph-count="2" meta:word-count="1608" meta:character-count="9973" meta:non-whitespace-character-count="8364"/>
  </office:meta>
</office:document-meta>
</file>